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3472" officeooo:paragraph-rsid="00123472"/>
    </style:style>
    <style:style style:name="P2" style:family="paragraph" style:parent-style-name="Standard">
      <style:paragraph-properties fo:text-align="justify" style:justify-single-word="false"/>
      <style:text-properties officeooo:rsid="00123472" officeooo:paragraph-rsid="002f08e8"/>
    </style:style>
    <style:style style:name="P3" style:family="paragraph" style:parent-style-name="Standard">
      <style:paragraph-properties fo:text-align="center" style:justify-single-word="false"/>
      <style:text-properties officeooo:rsid="00123472" officeooo:paragraph-rsid="00123472"/>
    </style:style>
    <style:style style:name="P4" style:family="paragraph" style:parent-style-name="Standard">
      <style:paragraph-properties fo:text-align="justify" style:justify-single-word="false"/>
      <style:text-properties officeooo:rsid="00132a71" officeooo:paragraph-rsid="00132a71"/>
    </style:style>
    <style:style style:name="P5" style:family="paragraph" style:parent-style-name="Standard">
      <style:paragraph-properties fo:text-align="justify" style:justify-single-word="false"/>
      <style:text-properties officeooo:rsid="00132a71" officeooo:paragraph-rsid="0015e986"/>
    </style:style>
    <style:style style:name="P6" style:family="paragraph" style:parent-style-name="Standard">
      <style:paragraph-properties fo:text-align="justify" style:justify-single-word="false"/>
      <style:text-properties officeooo:rsid="00132a71" officeooo:paragraph-rsid="0016c452"/>
    </style:style>
    <style:style style:name="P7" style:family="paragraph" style:parent-style-name="Standard">
      <style:paragraph-properties fo:text-align="justify" style:justify-single-word="false"/>
      <style:text-properties officeooo:rsid="00148031" officeooo:paragraph-rsid="00148031"/>
    </style:style>
    <style:style style:name="P8" style:family="paragraph" style:parent-style-name="Standard">
      <style:paragraph-properties fo:text-align="justify" style:justify-single-word="false"/>
      <style:text-properties officeooo:rsid="00148031" officeooo:paragraph-rsid="002a876d"/>
    </style:style>
    <style:style style:name="P9" style:family="paragraph" style:parent-style-name="Standard">
      <style:paragraph-properties fo:text-align="justify" style:justify-single-word="false"/>
      <style:text-properties officeooo:rsid="00148031" officeooo:paragraph-rsid="003042bb"/>
    </style:style>
    <style:style style:name="P10" style:family="paragraph" style:parent-style-name="Standard">
      <style:paragraph-properties fo:text-align="justify" style:justify-single-word="false"/>
      <style:text-properties officeooo:rsid="00148031" officeooo:paragraph-rsid="0031607d"/>
    </style:style>
    <style:style style:name="P11" style:family="paragraph" style:parent-style-name="Standard">
      <style:paragraph-properties fo:text-align="justify" style:justify-single-word="false"/>
      <style:text-properties officeooo:rsid="00148031" officeooo:paragraph-rsid="004bd4f7"/>
    </style:style>
    <style:style style:name="P12" style:family="paragraph" style:parent-style-name="Standard">
      <style:paragraph-properties fo:text-align="justify" style:justify-single-word="false"/>
      <style:text-properties officeooo:rsid="0016c452" officeooo:paragraph-rsid="0016c452"/>
    </style:style>
    <style:style style:name="P13" style:family="paragraph" style:parent-style-name="Standard">
      <style:paragraph-properties fo:text-align="justify" style:justify-single-word="false"/>
      <style:text-properties officeooo:rsid="0019c887" officeooo:paragraph-rsid="0019c887"/>
    </style:style>
    <style:style style:name="P14" style:family="paragraph" style:parent-style-name="Standard">
      <style:paragraph-properties fo:text-align="center" style:justify-single-word="false"/>
      <style:text-properties officeooo:rsid="0019c887" officeooo:paragraph-rsid="0019c887"/>
    </style:style>
    <style:style style:name="P15" style:family="paragraph" style:parent-style-name="Standard">
      <style:paragraph-properties fo:text-align="justify" style:justify-single-word="false"/>
      <style:text-properties officeooo:rsid="001bf1f7" officeooo:paragraph-rsid="001bf1f7"/>
    </style:style>
    <style:style style:name="P16" style:family="paragraph" style:parent-style-name="Standard">
      <style:paragraph-properties fo:text-align="center" style:justify-single-word="false"/>
      <style:text-properties officeooo:rsid="001bf1f7" officeooo:paragraph-rsid="001bf1f7"/>
    </style:style>
    <style:style style:name="P17" style:family="paragraph" style:parent-style-name="Standard">
      <style:paragraph-properties fo:text-align="justify" style:justify-single-word="false"/>
      <style:text-properties officeooo:rsid="001cc621" officeooo:paragraph-rsid="001cc621"/>
    </style:style>
    <style:style style:name="P18" style:family="paragraph" style:parent-style-name="Standard">
      <style:paragraph-properties fo:text-align="justify" style:justify-single-word="false"/>
      <style:text-properties officeooo:rsid="00217b9d" officeooo:paragraph-rsid="00217b9d"/>
    </style:style>
    <style:style style:name="P19" style:family="paragraph" style:parent-style-name="Standard">
      <style:paragraph-properties fo:text-align="center" style:justify-single-word="false"/>
      <style:text-properties officeooo:rsid="00217b9d" officeooo:paragraph-rsid="0021e45a"/>
    </style:style>
    <style:style style:name="P20" style:family="paragraph" style:parent-style-name="Standard">
      <style:paragraph-properties fo:text-align="center" style:justify-single-word="false"/>
      <style:text-properties officeooo:rsid="00217b9d" officeooo:paragraph-rsid="00217b9d"/>
    </style:style>
    <style:style style:name="P21" style:family="paragraph" style:parent-style-name="Standard">
      <style:paragraph-properties fo:text-align="justify" style:justify-single-word="false"/>
      <style:text-properties officeooo:rsid="0021e45a" officeooo:paragraph-rsid="0021e45a"/>
    </style:style>
    <style:style style:name="P22" style:family="paragraph" style:parent-style-name="Standard">
      <style:paragraph-properties fo:text-align="justify" style:justify-single-word="false"/>
      <style:text-properties officeooo:rsid="0022a605" officeooo:paragraph-rsid="0022a605"/>
    </style:style>
    <style:style style:name="P23" style:family="paragraph" style:parent-style-name="Standard">
      <style:paragraph-properties fo:text-align="justify" style:justify-single-word="false"/>
      <style:text-properties officeooo:rsid="0022a605" officeooo:paragraph-rsid="003e285c"/>
    </style:style>
    <style:style style:name="P24" style:family="paragraph" style:parent-style-name="Standard">
      <style:paragraph-properties fo:text-align="justify" style:justify-single-word="false"/>
      <style:text-properties officeooo:rsid="0027d957" officeooo:paragraph-rsid="0027d957"/>
    </style:style>
    <style:style style:name="P25" style:family="paragraph" style:parent-style-name="Standard">
      <style:paragraph-properties fo:text-align="justify" style:justify-single-word="false"/>
      <style:text-properties officeooo:rsid="0027d957" officeooo:paragraph-rsid="0029c266"/>
    </style:style>
    <style:style style:name="P26" style:family="paragraph" style:parent-style-name="Standard">
      <style:paragraph-properties fo:text-align="justify" style:justify-single-word="false"/>
      <style:text-properties officeooo:rsid="00290c2c" officeooo:paragraph-rsid="00290c2c"/>
    </style:style>
    <style:style style:name="P27" style:family="paragraph" style:parent-style-name="Standard">
      <style:paragraph-properties fo:text-align="justify" style:justify-single-word="false"/>
      <style:text-properties officeooo:rsid="00290c2c" officeooo:paragraph-rsid="0029c266"/>
    </style:style>
    <style:style style:name="P28" style:family="paragraph" style:parent-style-name="Standard">
      <style:paragraph-properties fo:text-align="justify" style:justify-single-word="false"/>
      <style:text-properties officeooo:rsid="002cbeb3" officeooo:paragraph-rsid="002cbeb3"/>
    </style:style>
    <style:style style:name="P29" style:family="paragraph" style:parent-style-name="Standard">
      <style:paragraph-properties fo:text-align="center" style:justify-single-word="false"/>
      <style:text-properties officeooo:rsid="002cbeb3" officeooo:paragraph-rsid="002cbeb3"/>
    </style:style>
    <style:style style:name="P30" style:family="paragraph" style:parent-style-name="Standard">
      <style:paragraph-properties fo:text-align="justify" style:justify-single-word="false"/>
      <style:text-properties officeooo:rsid="0031607d" officeooo:paragraph-rsid="0031607d"/>
    </style:style>
    <style:style style:name="P31" style:family="paragraph" style:parent-style-name="Standard">
      <style:paragraph-properties fo:text-align="center" style:justify-single-word="false"/>
      <style:text-properties officeooo:rsid="0031607d" officeooo:paragraph-rsid="0031607d"/>
    </style:style>
    <style:style style:name="P32" style:family="paragraph" style:parent-style-name="Standard">
      <style:paragraph-properties fo:text-align="justify" style:justify-single-word="false"/>
      <style:text-properties officeooo:rsid="0034a19f" officeooo:paragraph-rsid="0034a19f"/>
    </style:style>
    <style:style style:name="P33" style:family="paragraph" style:parent-style-name="Standard">
      <style:paragraph-properties fo:text-align="justify" style:justify-single-word="false"/>
      <style:text-properties officeooo:rsid="00373d13" officeooo:paragraph-rsid="00373d13"/>
    </style:style>
    <style:style style:name="P34" style:family="paragraph" style:parent-style-name="Standard">
      <style:paragraph-properties fo:text-align="justify" style:justify-single-word="false"/>
      <style:text-properties officeooo:rsid="003825bd" officeooo:paragraph-rsid="003825bd"/>
    </style:style>
    <style:style style:name="P35" style:family="paragraph" style:parent-style-name="Standard">
      <style:paragraph-properties fo:text-align="justify" style:justify-single-word="false"/>
      <style:text-properties officeooo:rsid="003825bd" officeooo:paragraph-rsid="00524020"/>
    </style:style>
    <style:style style:name="P36" style:family="paragraph" style:parent-style-name="Standard">
      <style:paragraph-properties fo:text-align="justify" style:justify-single-word="false"/>
      <style:text-properties officeooo:rsid="003b23c1" officeooo:paragraph-rsid="0040c91e"/>
    </style:style>
    <style:style style:name="P37" style:family="paragraph" style:parent-style-name="Standard">
      <style:paragraph-properties fo:text-align="justify" style:justify-single-word="false"/>
      <style:text-properties officeooo:rsid="003b23c1" officeooo:paragraph-rsid="003b23c1"/>
    </style:style>
    <style:style style:name="P38" style:family="paragraph" style:parent-style-name="Standard">
      <style:paragraph-properties fo:text-align="justify" style:justify-single-word="false"/>
      <style:text-properties officeooo:rsid="003b23c1" officeooo:paragraph-rsid="00400d9f"/>
    </style:style>
    <style:style style:name="P39" style:family="paragraph" style:parent-style-name="Standard">
      <style:paragraph-properties fo:text-align="justify" style:justify-single-word="false"/>
      <style:text-properties officeooo:rsid="003b23c1" officeooo:paragraph-rsid="004dce6a"/>
    </style:style>
    <style:style style:name="P40" style:family="paragraph" style:parent-style-name="Standard">
      <style:paragraph-properties fo:text-align="center" style:justify-single-word="false"/>
      <style:text-properties officeooo:rsid="003b23c1" officeooo:paragraph-rsid="0040c91e"/>
    </style:style>
    <style:style style:name="P41" style:family="paragraph" style:parent-style-name="Standard">
      <style:paragraph-properties fo:text-align="justify" style:justify-single-word="false"/>
      <style:text-properties officeooo:rsid="003d3360" officeooo:paragraph-rsid="004489d5" fo:background-color="transparent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Liberation Serif1" officeooo:rsid="0042425a" officeooo:paragraph-rsid="00481b87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1" officeooo:rsid="0042425a" officeooo:paragraph-rsid="00481b87"/>
    </style:style>
    <style:style style:name="P44" style:family="paragraph" style:parent-style-name="Standard">
      <style:paragraph-properties fo:text-align="justify" style:justify-single-word="false"/>
      <style:text-properties style:font-name="Liberation Serif1" officeooo:rsid="0042425a" officeooo:paragraph-rsid="00481b87"/>
    </style:style>
    <style:style style:name="P45" style:family="paragraph" style:parent-style-name="Standard">
      <style:paragraph-properties fo:text-align="justify" style:justify-single-word="false"/>
      <style:text-properties style:font-name="Liberation Serif1" officeooo:rsid="0042425a" officeooo:paragraph-rsid="0042425a"/>
    </style:style>
    <style:style style:name="P46" style:family="paragraph" style:parent-style-name="Standard">
      <style:paragraph-properties fo:text-align="center" style:justify-single-word="false"/>
      <style:text-properties style:font-name="Liberation Serif1" officeooo:rsid="0042425a" officeooo:paragraph-rsid="0042425a"/>
    </style:style>
    <style:style style:name="P47" style:family="paragraph" style:parent-style-name="Standard">
      <style:paragraph-properties fo:text-align="justify" style:justify-single-word="false"/>
      <style:text-properties officeooo:rsid="003b7802" officeooo:paragraph-rsid="00400d9f"/>
    </style:style>
    <style:style style:name="P48" style:family="paragraph" style:parent-style-name="Standard">
      <style:paragraph-properties fo:text-align="justify" style:justify-single-word="false"/>
      <style:text-properties officeooo:rsid="004df224" officeooo:paragraph-rsid="004df224"/>
    </style:style>
    <style:style style:name="P49" style:family="paragraph" style:parent-style-name="Standard">
      <style:paragraph-properties fo:text-align="center" style:justify-single-word="false"/>
      <style:text-properties officeooo:rsid="0015e1fc" officeooo:paragraph-rsid="0015e986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rsid="0039accb" officeooo:paragraph-rsid="0039accb"/>
    </style:style>
    <style:style style:name="P52" style:family="paragraph" style:parent-style-name="Standard">
      <style:paragraph-properties fo:text-align="center" style:justify-single-word="false"/>
      <style:text-properties officeooo:rsid="0039accb" officeooo:paragraph-rsid="0039accb"/>
    </style:style>
    <style:style style:name="P53" style:family="paragraph" style:parent-style-name="Standard">
      <style:paragraph-properties fo:text-align="justify" style:justify-single-word="false"/>
      <style:text-properties officeooo:rsid="0041d8f1" officeooo:paragraph-rsid="0047f397"/>
    </style:style>
    <style:style style:name="P54" style:family="paragraph" style:parent-style-name="Standard">
      <style:paragraph-properties fo:text-align="justify" style:justify-single-word="false"/>
      <style:text-properties officeooo:rsid="0041d8f1" officeooo:paragraph-rsid="0041d8f1"/>
    </style:style>
    <style:style style:name="P55" style:family="paragraph" style:parent-style-name="Standard">
      <style:paragraph-properties fo:text-align="justify" style:justify-single-word="false"/>
      <style:text-properties officeooo:rsid="0041d8f1" officeooo:paragraph-rsid="0056e225"/>
    </style:style>
    <style:style style:name="P56" style:family="paragraph" style:parent-style-name="Standard">
      <style:paragraph-properties fo:text-align="center" style:justify-single-word="false"/>
      <style:text-properties officeooo:rsid="0041d8f1" officeooo:paragraph-rsid="0041d8f1"/>
    </style:style>
    <style:style style:name="P57" style:family="paragraph" style:parent-style-name="Standard">
      <style:paragraph-properties fo:text-align="justify" style:justify-single-word="false"/>
      <style:text-properties officeooo:rsid="00481b87" officeooo:paragraph-rsid="00481b87"/>
    </style:style>
    <style:style style:name="P58" style:family="paragraph" style:parent-style-name="Standard">
      <style:paragraph-properties fo:text-align="justify" style:justify-single-word="false"/>
      <style:text-properties officeooo:rsid="004916a3" officeooo:paragraph-rsid="004916a3"/>
    </style:style>
    <style:style style:name="P59" style:family="paragraph" style:parent-style-name="Standard">
      <style:paragraph-properties fo:text-align="justify" style:justify-single-word="false"/>
      <style:text-properties officeooo:rsid="005c2995" officeooo:paragraph-rsid="005c2995"/>
    </style:style>
    <style:style style:name="P60" style:family="paragraph" style:parent-style-name="Standard">
      <style:paragraph-properties fo:text-align="justify" style:justify-single-word="false"/>
      <style:text-properties officeooo:rsid="005c2995" officeooo:paragraph-rsid="005ebaa3"/>
    </style:style>
    <style:style style:name="P61" style:family="paragraph" style:parent-style-name="Standard">
      <style:paragraph-properties fo:text-align="justify" style:justify-single-word="false"/>
      <style:text-properties officeooo:rsid="005e1f74" officeooo:paragraph-rsid="005e1f74"/>
    </style:style>
    <style:style style:name="P62" style:family="paragraph" style:parent-style-name="Standard">
      <style:paragraph-properties fo:text-align="justify" style:justify-single-word="false"/>
      <style:text-properties officeooo:rsid="005e1f74" officeooo:paragraph-rsid="0065ee54"/>
    </style:style>
    <style:style style:name="P63" style:family="paragraph" style:parent-style-name="Standard">
      <style:paragraph-properties fo:text-align="justify" style:justify-single-word="false"/>
      <style:text-properties officeooo:rsid="004f1bde" officeooo:paragraph-rsid="00646575"/>
    </style:style>
    <style:style style:name="P64" style:family="paragraph" style:parent-style-name="Standard">
      <style:paragraph-properties fo:text-align="justify" style:justify-single-word="false"/>
      <style:text-properties officeooo:rsid="0065ee54" officeooo:paragraph-rsid="0065ee54"/>
    </style:style>
    <style:style style:name="P65" style:family="paragraph" style:parent-style-name="Title">
      <style:paragraph-properties fo:text-align="center" style:justify-single-word="false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paragraph-properties fo:text-align="justify" style:justify-single-word="false"/>
      <style:text-properties officeooo:rsid="0039accb" officeooo:paragraph-rsid="0039accb"/>
    </style:style>
    <style:style style:name="P68" style:family="paragraph" style:parent-style-name="Standard" style:list-style-name="L1">
      <style:paragraph-properties fo:text-align="justify" style:justify-single-word="false"/>
      <style:text-properties officeooo:rsid="002f08e8" officeooo:paragraph-rsid="002f08e8"/>
    </style:style>
    <style:style style:name="P69" style:family="paragraph" style:parent-style-name="Standard" style:list-style-name="L2">
      <style:paragraph-properties fo:text-align="justify" style:justify-single-word="false"/>
      <style:text-properties officeooo:rsid="00148031" officeooo:paragraph-rsid="0029d892"/>
    </style:style>
    <style:style style:name="P70" style:family="paragraph" style:parent-style-name="Standard" style:list-style-name="L2">
      <style:paragraph-properties fo:text-align="justify" style:justify-single-word="false"/>
      <style:text-properties officeooo:rsid="00148031" officeooo:paragraph-rsid="00148031"/>
    </style:style>
    <style:style style:name="P71" style:family="paragraph" style:parent-style-name="Standard" style:list-style-name="L2">
      <style:paragraph-properties fo:text-align="justify" style:justify-single-word="false"/>
      <style:text-properties officeooo:rsid="00148031" officeooo:paragraph-rsid="002a876d"/>
    </style:style>
    <style:style style:name="P72" style:family="paragraph" style:parent-style-name="Standard" style:list-style-name="L3">
      <style:paragraph-properties fo:text-align="justify" style:justify-single-word="false"/>
      <style:text-properties officeooo:rsid="0034a19f" officeooo:paragraph-rsid="0034a19f"/>
    </style:style>
    <style:style style:name="P73" style:family="paragraph" style:parent-style-name="Standard">
      <style:paragraph-properties fo:text-align="justify" style:justify-single-word="false"/>
      <style:text-properties officeooo:rsid="0065ee54" officeooo:paragraph-rsid="0065ee54"/>
    </style:style>
    <style:style style:name="P74" style:family="paragraph" style:parent-style-name="Standard">
      <style:paragraph-properties fo:text-align="justify" style:justify-single-word="false"/>
      <style:text-properties officeooo:rsid="004ffb98" officeooo:paragraph-rsid="00646575"/>
    </style:style>
    <style:style style:name="P75" style:family="paragraph" style:parent-style-name="Standard">
      <style:paragraph-properties fo:text-align="justify" style:justify-single-word="false"/>
      <style:text-properties officeooo:rsid="0016c452" officeooo:paragraph-rsid="0066eb7f"/>
    </style:style>
    <style:style style:name="P76" style:family="paragraph" style:parent-style-name="Standard">
      <style:paragraph-properties fo:text-align="center" style:justify-single-word="false"/>
      <style:text-properties officeooo:rsid="0016c452" officeooo:paragraph-rsid="006a2814"/>
    </style:style>
    <style:style style:name="P77" style:family="paragraph" style:parent-style-name="Standard">
      <style:paragraph-properties fo:text-align="center" style:justify-single-word="false"/>
      <style:text-properties style:text-position="0% 100%" style:font-name="Liberation Serif1" officeooo:rsid="0042425a" officeooo:paragraph-rsid="00481b87"/>
    </style:style>
    <style:style style:name="P78" style:family="paragraph" style:parent-style-name="Standard">
      <style:paragraph-properties fo:text-align="justify" style:justify-single-word="false"/>
      <style:text-properties officeooo:rsid="004df224" officeooo:paragraph-rsid="00693e3e"/>
    </style:style>
    <style:style style:name="T1" style:family="text">
      <style:text-properties officeooo:rsid="00148031"/>
    </style:style>
    <style:style style:name="T2" style:family="text">
      <style:text-properties style:text-position="sub 58%" officeooo:rsid="0047f397"/>
    </style:style>
    <style:style style:name="T3" style:family="text">
      <style:text-properties style:text-position="sub 58%" style:font-name="Liberation Serif" fo:font-style="italic" style:font-style-asian="italic" style:font-style-complex="italic"/>
    </style:style>
    <style:style style:name="T4" style:family="text">
      <style:text-properties style:text-position="sub 58%" style:font-name="Liberation Serif" fo:font-style="italic" officeooo:rsid="00481b87" style:font-style-asian="italic" style:font-style-complex="italic"/>
    </style:style>
    <style:style style:name="T5" style:family="text">
      <style:text-properties style:text-position="sub 58%" style:font-name="Liberation Serif" fo:font-style="italic" officeooo:rsid="00558049" style:font-style-asian="italic" style:font-style-complex="italic"/>
    </style:style>
    <style:style style:name="T6" style:family="text">
      <style:text-properties style:text-position="sub 58%" style:font-name="Liberation Serif" fo:font-style="italic" officeooo:rsid="0059d9c0" style:font-style-asian="italic" style:font-style-complex="italic"/>
    </style:style>
    <style:style style:name="T7" style:family="text">
      <style:text-properties style:text-position="sub 58%" style:font-name="Liberation Serif1" fo:font-style="italic" style:font-style-asian="italic" style:font-style-complex="italic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 fo:font-style="italic" officeooo:rsid="002a876d" style:font-style-asian="italic" style:font-style-complex="italic"/>
    </style:style>
    <style:style style:name="T10" style:family="text">
      <style:text-properties style:text-position="sub 58%" fo:font-style="italic" officeooo:rsid="00328ee0" style:font-style-asian="italic" style:font-style-complex="italic"/>
    </style:style>
    <style:style style:name="T11" style:family="text">
      <style:text-properties style:text-position="sub 58%" fo:font-style="italic" officeooo:rsid="0047ac0a" style:font-style-asian="italic" style:font-style-complex="italic"/>
    </style:style>
    <style:style style:name="T12" style:family="text">
      <style:text-properties style:text-position="sub 58%" fo:font-style="italic" officeooo:rsid="0047f397" style:font-style-asian="italic" style:font-style-complex="italic"/>
    </style:style>
    <style:style style:name="T13" style:family="text">
      <style:text-properties style:text-position="sub 58%" fo:font-style="italic" officeooo:rsid="0056e225" style:font-style-asian="italic" style:font-style-complex="italic"/>
    </style:style>
    <style:style style:name="T14" style:family="text">
      <style:text-properties style:text-position="sub 58%" officeooo:rsid="005e1f74"/>
    </style:style>
    <style:style style:name="T15" style:family="text">
      <style:text-properties style:text-position="sub 58%" officeooo:rsid="005ebaa3"/>
    </style:style>
    <style:style style:name="T16" style:family="text">
      <style:text-properties officeooo:rsid="0015e986"/>
    </style:style>
    <style:style style:name="T17" style:family="text">
      <style:text-properties officeooo:rsid="0016c452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34a19f"/>
    </style:style>
    <style:style style:name="T20" style:family="text">
      <style:text-properties style:text-position="super 58%" officeooo:rsid="0062a415"/>
    </style:style>
    <style:style style:name="T21" style:family="text">
      <style:text-properties style:text-position="super 58%" officeooo:rsid="0066eb7f"/>
    </style:style>
    <style:style style:name="T22" style:family="text">
      <style:text-properties officeooo:rsid="0018e003"/>
    </style:style>
    <style:style style:name="T23" style:family="text">
      <style:text-properties officeooo:rsid="0019c887"/>
    </style:style>
    <style:style style:name="T24" style:family="text">
      <style:text-properties officeooo:rsid="001c6711"/>
    </style:style>
    <style:style style:name="T25" style:family="text">
      <style:text-properties officeooo:rsid="002466f5"/>
    </style:style>
    <style:style style:name="T26" style:family="text">
      <style:text-properties officeooo:rsid="00256da7"/>
    </style:style>
    <style:style style:name="T27" style:family="text">
      <style:text-properties officeooo:rsid="0027be45"/>
    </style:style>
    <style:style style:name="T28" style:family="text">
      <style:text-properties officeooo:rsid="0027d957"/>
    </style:style>
    <style:style style:name="T29" style:family="text">
      <style:text-properties officeooo:rsid="00290c2c"/>
    </style:style>
    <style:style style:name="T30" style:family="text">
      <style:text-properties officeooo:rsid="0029c266"/>
    </style:style>
    <style:style style:name="T31" style:family="text">
      <style:text-properties officeooo:rsid="0029d892"/>
    </style:style>
    <style:style style:name="T32" style:family="text">
      <style:text-properties officeooo:rsid="002a876d"/>
    </style:style>
    <style:style style:name="T33" style:family="text">
      <style:text-properties officeooo:rsid="002b72d2"/>
    </style:style>
    <style:style style:name="T34" style:family="text">
      <style:text-properties officeooo:rsid="002f08e8"/>
    </style:style>
    <style:style style:name="T35" style:family="text">
      <style:text-properties officeooo:rsid="003042bb"/>
    </style:style>
    <style:style style:name="T36" style:family="text">
      <style:text-properties officeooo:rsid="0031607d"/>
    </style:style>
    <style:style style:name="T37" style:family="text">
      <style:text-properties officeooo:rsid="00328ee0"/>
    </style:style>
    <style:style style:name="T38" style:family="text">
      <style:text-properties officeooo:rsid="0034a19f"/>
    </style:style>
    <style:style style:name="T39" style:family="text">
      <style:text-properties officeooo:rsid="002cbeb3"/>
    </style:style>
    <style:style style:name="T40" style:family="text">
      <style:text-properties officeooo:rsid="0036965a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47f397"/>
    </style:style>
    <style:style style:name="T43" style:family="text">
      <style:text-properties style:text-position="0% 100%" style:font-name="Liberation Serif1"/>
    </style:style>
    <style:style style:name="T44" style:family="text">
      <style:text-properties style:text-position="0% 100%" style:font-name="Liberation Serif1" fo:font-style="italic" style:font-style-asian="italic" style:font-style-complex="italic"/>
    </style:style>
    <style:style style:name="T45" style:family="text">
      <style:text-properties style:text-position="0% 100%" style:font-name="Liberation Serif"/>
    </style:style>
    <style:style style:name="T46" style:family="text">
      <style:text-properties style:text-position="0% 100%" style:font-name="Liberation Serif" fo:font-style="italic" officeooo:rsid="005427f8" style:font-style-asian="italic" style:font-style-complex="italic"/>
    </style:style>
    <style:style style:name="T47" style:family="text">
      <style:text-properties style:text-position="0% 100%" style:font-name="Liberation Serif" fo:font-style="italic" officeooo:rsid="00481b87" style:font-style-asian="italic" style:font-style-complex="italic"/>
    </style:style>
    <style:style style:name="T48" style:family="text">
      <style:text-properties style:text-position="0% 100%" style:font-name="Liberation Serif" fo:font-style="italic" officeooo:rsid="0059d9c0" style:font-style-asian="italic" style:font-style-complex="italic"/>
    </style:style>
    <style:style style:name="T49" style:family="text">
      <style:text-properties style:text-position="0% 100%" fo:font-style="italic" officeooo:rsid="0045387b" style:font-style-asian="italic" style:font-style-complex="italic"/>
    </style:style>
    <style:style style:name="T50" style:family="text">
      <style:text-properties style:text-position="0% 100%" fo:font-style="italic" officeooo:rsid="0036965a" style:font-style-asian="italic" style:font-style-complex="italic"/>
    </style:style>
    <style:style style:name="T51" style:family="text">
      <style:text-properties style:text-position="0% 100%" fo:font-style="italic" officeooo:rsid="0047f397" style:font-style-asian="italic" style:font-style-complex="italic"/>
    </style:style>
    <style:style style:name="T52" style:family="text">
      <style:text-properties style:text-position="0% 100%" fo:font-style="italic" officeooo:rsid="0062a415" style:font-style-asian="italic" style:font-style-complex="italic"/>
    </style:style>
    <style:style style:name="T53" style:family="text">
      <style:text-properties style:text-position="0% 100%" officeooo:rsid="004dce6a"/>
    </style:style>
    <style:style style:name="T54" style:family="text">
      <style:text-properties style:text-position="0% 100%" officeooo:rsid="0062a415"/>
    </style:style>
    <style:style style:name="T55" style:family="text">
      <style:text-properties officeooo:rsid="0039accb"/>
    </style:style>
    <style:style style:name="T56" style:family="text">
      <style:text-properties officeooo:rsid="003cebe3"/>
    </style:style>
    <style:style style:name="T57" style:family="text">
      <style:text-properties officeooo:rsid="003d3360"/>
    </style:style>
    <style:style style:name="T58" style:family="text">
      <style:text-properties officeooo:rsid="003e285c"/>
    </style:style>
    <style:style style:name="T59" style:family="text">
      <style:text-properties officeooo:rsid="003e441f"/>
    </style:style>
    <style:style style:name="T60" style:family="text">
      <style:text-properties officeooo:rsid="00400d9f"/>
    </style:style>
    <style:style style:name="T61" style:family="text">
      <style:text-properties officeooo:rsid="0041d8f1"/>
    </style:style>
    <style:style style:name="T62" style:family="text">
      <style:text-properties style:font-name="Liberation Serif1"/>
    </style:style>
    <style:style style:name="T63" style:family="text">
      <style:text-properties style:font-name="Liberation Serif1" officeooo:rsid="0042425a"/>
    </style:style>
    <style:style style:name="T64" style:family="text">
      <style:text-properties style:font-name="Liberation Serif1" fo:font-style="italic" style:font-style-asian="italic" style:font-style-complex="italic"/>
    </style:style>
    <style:style style:name="T65" style:family="text">
      <style:text-properties style:font-name="Liberation Serif1" fo:font-style="italic" officeooo:rsid="0047f397" style:font-style-asian="italic" style:font-style-complex="italic"/>
    </style:style>
    <style:style style:name="T66" style:family="text">
      <style:text-properties style:font-name="Liberation Serif1" fo:font-style="italic" officeooo:rsid="0042425a" style:font-style-asian="italic" style:font-style-complex="italic"/>
    </style:style>
    <style:style style:name="T67" style:family="text">
      <style:text-properties style:font-name="Liberation Serif1" officeooo:rsid="0058c033"/>
    </style:style>
    <style:style style:name="T68" style:family="text">
      <style:text-properties style:font-name="Liberation Serif" officeooo:rsid="0047f397"/>
    </style:style>
    <style:style style:name="T69" style:family="text">
      <style:text-properties style:font-name="Liberation Serif" fo:font-style="italic" officeooo:rsid="0047f397" style:font-style-asian="italic" style:font-style-complex="italic"/>
    </style:style>
    <style:style style:name="T70" style:family="text">
      <style:text-properties style:font-name="Liberation Serif" fo:font-style="italic" officeooo:rsid="0042425a" style:font-style-asian="italic" style:font-style-complex="italic"/>
    </style:style>
    <style:style style:name="T71" style:family="text">
      <style:text-properties style:font-name="Liberation Serif" fo:font-style="italic" officeooo:rsid="0059d9c0" style:font-style-asian="italic" style:font-style-complex="italic"/>
    </style:style>
    <style:style style:name="T72" style:family="text">
      <style:text-properties officeooo:rsid="0045387b"/>
    </style:style>
    <style:style style:name="T73" style:family="text">
      <style:text-properties officeooo:rsid="0047ac0a"/>
    </style:style>
    <style:style style:name="T74" style:family="text">
      <style:text-properties officeooo:rsid="0047f397"/>
    </style:style>
    <style:style style:name="T75" style:family="text">
      <style:text-properties officeooo:rsid="004afa2e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290c2c" style:font-style-asian="italic" style:font-style-complex="italic"/>
    </style:style>
    <style:style style:name="T78" style:family="text">
      <style:text-properties fo:font-style="italic" officeooo:rsid="0015e986" style:font-style-asian="italic" style:font-style-complex="italic"/>
    </style:style>
    <style:style style:name="T79" style:family="text">
      <style:text-properties fo:font-style="italic" officeooo:rsid="003d3360" style:font-style-asian="italic" style:font-style-complex="italic"/>
    </style:style>
    <style:style style:name="T80" style:family="text">
      <style:text-properties fo:font-style="italic" officeooo:rsid="0019c887" style:font-style-asian="italic" style:font-style-complex="italic"/>
    </style:style>
    <style:style style:name="T81" style:family="text">
      <style:text-properties fo:font-style="italic" officeooo:rsid="0027d957" style:font-style-asian="italic" style:font-style-complex="italic"/>
    </style:style>
    <style:style style:name="T82" style:family="text">
      <style:text-properties fo:font-style="italic" officeooo:rsid="002466f5" style:font-style-asian="italic" style:font-style-complex="italic"/>
    </style:style>
    <style:style style:name="T83" style:family="text">
      <style:text-properties fo:font-style="italic" officeooo:rsid="00328ee0" style:font-style-asian="italic" style:font-style-complex="italic"/>
    </style:style>
    <style:style style:name="T84" style:family="text">
      <style:text-properties fo:font-style="italic" officeooo:rsid="004c4639" style:font-style-asian="italic" style:font-style-complex="italic"/>
    </style:style>
    <style:style style:name="T85" style:family="text">
      <style:text-properties fo:font-style="italic" officeooo:rsid="0045387b" style:font-style-asian="italic" style:font-style-complex="italic"/>
    </style:style>
    <style:style style:name="T86" style:family="text">
      <style:text-properties fo:font-style="italic" officeooo:rsid="004da8e7" style:font-style-asian="italic" style:font-style-complex="italic"/>
    </style:style>
    <style:style style:name="T87" style:family="text">
      <style:text-properties fo:font-style="italic" officeooo:rsid="00400d9f" style:font-style-asian="italic" style:font-style-complex="italic"/>
    </style:style>
    <style:style style:name="T88" style:family="text">
      <style:text-properties fo:font-style="italic" officeooo:rsid="0047ac0a" style:font-style-asian="italic" style:font-style-complex="italic"/>
    </style:style>
    <style:style style:name="T89" style:family="text">
      <style:text-properties fo:font-style="italic" officeooo:rsid="0047f397" style:font-style-asian="italic" style:font-style-complex="italic"/>
    </style:style>
    <style:style style:name="T90" style:family="text">
      <style:text-properties fo:font-style="italic" officeooo:rsid="0066eb7f" style:font-style-asian="italic" style:font-style-complex="italic"/>
    </style:style>
    <style:style style:name="T91" style:family="text">
      <style:text-properties fo:font-style="italic" officeooo:rsid="0068da2a" style:font-style-asian="italic" style:font-style-complex="italic"/>
    </style:style>
    <style:style style:name="T92" style:family="text">
      <style:text-properties fo:font-style="italic" style:text-underline-style="none" officeooo:rsid="0045387b" style:font-style-asian="italic" style:font-style-complex="italic"/>
    </style:style>
    <style:style style:name="T93" style:family="text">
      <style:text-properties officeooo:rsid="004bd4f7"/>
    </style:style>
    <style:style style:name="T94" style:family="text">
      <style:text-properties officeooo:rsid="004c4639"/>
    </style:style>
    <style:style style:name="T95" style:family="text">
      <style:text-properties officeooo:rsid="004da8e7"/>
    </style:style>
    <style:style style:name="T96" style:family="text">
      <style:text-properties officeooo:rsid="004dce6a"/>
    </style:style>
    <style:style style:name="T97" style:family="text">
      <style:text-properties officeooo:rsid="004f1bde"/>
    </style:style>
    <style:style style:name="T98" style:family="text">
      <style:text-properties officeooo:rsid="00513d29"/>
    </style:style>
    <style:style style:name="T99" style:family="text">
      <style:text-properties officeooo:rsid="0051f0f1"/>
    </style:style>
    <style:style style:name="T100" style:family="text">
      <style:text-properties officeooo:rsid="00524020"/>
    </style:style>
    <style:style style:name="T101" style:family="text">
      <style:text-properties officeooo:rsid="0059d9c0"/>
    </style:style>
    <style:style style:name="T102" style:family="text">
      <style:text-properties officeooo:rsid="005b5a7e"/>
    </style:style>
    <style:style style:name="T103" style:family="text">
      <style:text-properties officeooo:rsid="005cc273"/>
    </style:style>
    <style:style style:name="T104" style:family="text">
      <style:text-properties officeooo:rsid="005e1f74"/>
    </style:style>
    <style:style style:name="T105" style:family="text">
      <style:text-properties officeooo:rsid="005ebaa3"/>
    </style:style>
    <style:style style:name="T106" style:family="text">
      <style:text-properties officeooo:rsid="005ff2f9"/>
    </style:style>
    <style:style style:name="T107" style:family="text">
      <style:text-properties officeooo:rsid="0060b720"/>
    </style:style>
    <style:style style:name="T108" style:family="text">
      <style:text-properties officeooo:rsid="0062a415"/>
    </style:style>
    <style:style style:name="T109" style:family="text">
      <style:text-properties officeooo:rsid="00643338"/>
    </style:style>
    <style:style style:name="T110" style:family="text">
      <style:text-properties officeooo:rsid="00646575"/>
    </style:style>
    <style:style style:name="T111" style:family="text">
      <style:text-properties officeooo:rsid="0066e88a"/>
    </style:style>
    <style:style style:name="T112" style:family="text">
      <style:text-properties officeooo:rsid="0066eb7f"/>
    </style:style>
    <style:style style:name="T113" style:family="text">
      <style:text-properties officeooo:rsid="0068da2a"/>
    </style:style>
    <style:style style:name="T114" style:family="text">
      <style:text-properties officeooo:rsid="00693e3e"/>
    </style:style>
    <style:style style:name="T115" style:family="text">
      <style:text-properties officeooo:rsid="006a281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Monte Carlo Regression</text:p>
      <text:p text:style-name="P1"/>
      <text:p text:style-name="P2">This brief paper introduce<text:span text:style-name="T112">s</text:span> a new <text:span text:style-name="T75">model</text:span> for running regressions, which will be initially called Monte Carlo Regression <text:span text:style-name="T17">(MCR)</text:span>. It is meant to be an alternative to simple linear regressions, only more powerful <text:span text:style-name="T34">in the sense that:</text:span></text:p>
      <text:p text:style-name="P2"/>
      <text:list xml:id="list1117279193044936183" text:style-name="L1">
        <text:list-item>
          <text:p text:style-name="P68">it can find relationships with much higher correlation between one dependent variable and a given set of independent variables;</text:p>
        </text:list-item>
        <text:list-item>
          <text:p text:style-name="P68">with no prior knowledge from the researcher about the relationship between the variables, it can find relationships of any exponenciation; and</text:p>
        </text:list-item>
        <text:list-item>
          <text:p text:style-name="P68">it can even find that some of the independent variables work better together at explaining the dependent variable, either <text:span text:style-name="T35">magnifying</text:span> or compensating for each other, as we will see in the use case presented.</text:p>
        </text:list-item>
      </text:list>
      <text:p text:style-name="P2"/>
      <text:p text:style-name="P25">We start with a general overview of what <text:span text:style-name="T29">the model is, what it tries to accomplish, and how. In the second section, we will go through one instance of how </text:span><text:span text:style-name="T77">f</text:span><text:span text:style-name="T29"> could be determined, a fundamental aspect of the model.</text:span></text:p>
      <text:p text:style-name="P25"/>
      <text:p text:style-name="P27">In the third section, we will have a brief look at one possible use case as an illustration. <text:span text:style-name="T35">We will also use it to go into deeper details of the model. </text:span>In the fourth section, we will learn, using the use case <text:span text:style-name="T75">previously </text:span>presented, how <text:span text:style-name="T55">one can analyse </text:span>the results <text:span text:style-name="T55">using differentials</text:span>. And in the final section, concluding remarks will be made.</text:p>
      <text:p text:style-name="P24"/>
      <text:p text:style-name="P26">The model has been coded in R and is available as open-source at <text:span text:style-name="T30">the </text:span>GitHub<text:span text:style-name="T30"> repository below</text:span>. <text:span text:style-name="T30">The repository</text:span> also includes the data used <text:span text:style-name="T35">and</text:span> the results obtained for <text:span text:style-name="T35">the</text:span> use case described in this paper<text:span text:style-name="T57">,</text:span> <text:span text:style-name="T57">as well as some brief documentation on how to run the model in R.</text:span></text:p>
      <text:p text:style-name="P26"/>
      <text:p text:style-name="P41"><text:a xlink:type="simple" xlink:href="https://github.com/f-lungov/MCR" text:style-name="Internet_20_link" text:visited-style-name="Visited_20_Internet_20_Link">https://github.com/f-lungov/MCR</text:a></text:p>
      <text:p text:style-name="P1"/>
      <text:h text:style-name="P66" text:outline-level="1"><text:span text:style-name="T27">General </text:span>Overview</text:h>
      <text:p text:style-name="P1"/>
      <text:p text:style-name="P1">We will start with the equation used for simple linear regression<text:span text:style-name="T1">s</text:span>:</text:p>
      <text:p text:style-name="P1"/>
      <text:p text:style-name="P3"><draw:frame draw:style-name="fr1" draw:name="Object1" text:anchor-type="as-char" svg:y="-0.377cm" svg:width="3.76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So we will attempt to explain <text:span text:style-name="T76">Y</text:span> through <text:span text:style-name="T76">X</text:span>. But in our case, <text:span text:style-name="T76">X</text:span> will not be just one variable. It will contain the values of <text:span text:style-name="T107">(sometimes</text:span> <text:span text:style-name="T107">several)</text:span> different variables that could explain <text:span text:style-name="T76">Y</text:span>. <text:span text:style-name="T16">We will call them </text:span><text:span text:style-name="T78">Z</text:span><text:span text:style-name="T16"> variables, and their relationship with </text:span><text:span text:style-name="T78">X</text:span><text:span text:style-name="T16"> will be given by:</text:span></text:p>
      <text:p text:style-name="P4"/>
      <text:p text:style-name="P49"><draw:frame draw:style-name="fr1" draw:name="Object2" text:anchor-type="as-char" svg:y="-0.386cm" svg:width="6.63cm" svg:height="0.5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9">The novelty of this new <text:span text:style-name="T28">model</text:span> is in using Monte Carlo to determine an <text:span text:style-name="T76">f</text:span> that will allow <text:span text:style-name="T76">Z</text:span>’s<text:span text:style-name="T57"> -- <text:s/>passing their values through </text:span><text:span text:style-name="T79">X</text:span><text:span text:style-name="T57"> -- </text:span>a high explanatory power of <text:span text:style-name="T76">Y</text:span>. We will do that by randomizing a set of components of an equation (<text:span text:style-name="T76">f</text:span>) with <text:span text:style-name="T76">X</text:span> on one side, and the <text:span text:style-name="T76">Z</text:span>’s on the other.</text:p>
      <text:p text:style-name="P6"/>
      <text:p text:style-name="P75"><text:soft-page-break/>MCR will determine that set of components multiple times, and in each time we will have a different <text:span text:style-name="T76">f</text:span>, and therefore a different <text:span text:style-name="T76">X</text:span>. Then we will run the simple linear regression of <text:span text:style-name="T76">X</text:span> on <text:span text:style-name="T76">Y</text:span> and assess the explanatory power <text:span text:style-name="T27">with</text:span> R<text:span text:style-name="T18">2</text:span>.</text:p>
      <text:p text:style-name="P75"/>
      <text:p text:style-name="P75"><text:span text:style-name="T112">In other words, MCR will use Monte Carlo to try to find an arrangement of the </text:span><text:span text:style-name="T90">Z</text:span><text:span text:style-name="T112"> variables in such a way that </text:span><text:span text:style-name="T90">X</text:span><text:span text:style-name="T112"> will have a high R</text:span><text:span text:style-name="T21">2</text:span><text:span text:style-name="T112"> in explaining </text:span><text:span text:style-name="T90">Y</text:span><text:span text:style-name="T112">. Hence for this model, t</text:span>he above equations become:</text:p>
      <text:p text:style-name="P12"/>
      <text:p text:style-name="P76"><draw:frame draw:style-name="fr1" draw:name="Object3" text:anchor-type="as-char" svg:y="-0.377cm" svg:width="4.172cm" svg:height="0.531cm" draw:z-index="16"><draw:object xlink:href="./Object 3" xlink:type="simple" xlink:show="embed" xlink:actuate="onLoad"/><draw:image xlink:href="./ObjectReplacements/Object 3" xlink:type="simple" xlink:show="embed" xlink:actuate="onLoad"/></draw:frame>, <text:span text:style-name="T98">where:</text:span></text:p>
      <text:p text:style-name="P76"/>
      <text:p text:style-name="P76"><text:span text:style-name="T98"><draw:frame draw:style-name="fr1" draw:name="Object4" text:anchor-type="as-char" svg:y="-0.386cm" svg:width="7.138cm" svg:height="0.54cm" draw:z-index="1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/>
      <text:p text:style-name="P11">That randomization will occur within preset and customizable parameters. <text:span text:style-name="T93">O</text:span>ne possibility of which components could be determined by MCR, and within what ranges, will be presented below. This a<text:span text:style-name="T26">s</text:span>pect of the <text:span text:style-name="T57">model</text:span> is highly customizable, both per user and per <text:span text:style-name="T93">use</text:span> case, and should <text:span text:style-name="T27">certainly</text:span> be subject of further discussion<text:span text:style-name="T57">s</text:span>.</text:p>
      <text:p text:style-name="P5"/>
      <text:h text:style-name="P66" text:outline-level="1">Constructing <text:span text:style-name="T80">f</text:span></text:h>
      <text:p text:style-name="P12"/>
      <text:p text:style-name="P13">We will go through one <text:span text:style-name="T27">intance</text:span> of how MCR <text:span text:style-name="T57">can randomly determine</text:span> <text:span text:style-name="T76">f</text:span>. In other words, let <text:span text:style-name="T108">u</text:span>s build <text:span text:style-name="T76">f</text:span><text:span text:style-name="T8">j</text:span> where <text:span text:style-name="T76">j</text:span> = 1.</text:p>
      <text:p text:style-name="P12"/>
      <text:p text:style-name="P12">The first thing we will <text:span text:style-name="T22">have MCR</text:span> determine is the number of blocks <text:span text:style-name="T23">on the </text:span><text:span text:style-name="T80">Z</text:span><text:span text:style-name="T23"> side of the equation</text:span>. <text:span text:style-name="T23">So for this demonstration we set this number to vary between 1 and 4. For </text:span><text:span text:style-name="T80">j</text:span><text:span text:style-name="T23"> = 1, say that the number randomly picked is 3. This means that we will have 3 blocks, or that:</text:span></text:p>
      <text:p text:style-name="P12"/>
      <text:p text:style-name="P14"><draw:frame draw:style-name="fr1" draw:name="Object5" text:anchor-type="as-char" svg:y="-0.377cm" svg:width="5.644cm" svg:height="0.531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15">Now we need to determine the values of the multipliers of each block. For simplicity, we will have MCR determine the multipliers between -10 and +10, <text:span text:style-name="T25">whole numbers only</text:span>. For <text:span text:style-name="T76">j</text:span> = 1, <text:span text:style-name="T24">the numbers +4, -7 and +2 have been randomly picked for blocks 1, 2 and 3 respectively. T</text:span>he equation then becomes:</text:p>
      <text:p text:style-name="P15"/>
      <text:p text:style-name="P16"><draw:frame draw:style-name="fr1" draw:name="Object6" text:anchor-type="as-char" svg:y="-0.377cm" svg:width="7.011cm" svg:height="0.531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18">Next, we need MCR to determine the size of each block. Let <text:span text:style-name="T108">u</text:span>s suppose we want that size to be between 1 and 5 variables. MCR randomly picks numbers 4, 1 and 2, giving us:</text:p>
      <text:p text:style-name="P18"/>
      <text:p text:style-name="P20"><draw:frame draw:style-name="fr1" draw:name="Object7" text:anchor-type="as-char" svg:y="-0.377cm" svg:width="11.185cm" svg:height="0.531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18"/>
      <text:p text:style-name="P21">where <text:span text:style-name="T76">w</text:span> is a number between 1 and <text:span text:style-name="T81">n</text:span>, and <text:span text:style-name="T81">n</text:span> is the number of <text:span text:style-name="T76">Z</text:span> variables we have available.</text:p>
      <text:p text:style-name="P21"/>
      <text:p text:style-name="P21">We now need MCR to determine the power each variable will be taken to. Suppose, for simplicity, that we want each power to be between -5 and +5. So MCR randomly picks +2, -1, +4, +3, -5, +1, -2. That gives us:</text:p>
      <text:p text:style-name="P18"/>
      <text:p text:style-name="P19"><draw:frame draw:style-name="fr1" draw:name="Object8" text:anchor-type="as-char" svg:y="-0.443cm" svg:width="11.192cm" svg:height="0.596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1"/>
      <text:p text:style-name="P21">Finally, we need to know which variables are going to be used for this particular instance of <text:span text:style-name="T82">f</text:span>. Suppose we have 8 variables to draw from<text:span text:style-name="T28"> (i.e. </text:span><text:span text:style-name="T81">n</text:span><text:span text:style-name="T28"> = 8)</text:span>. Each variable may only appear once in each block. <text:span text:style-name="T99">Say that </text:span>MCR randomly picked these variables: 3, 5, 8, 2, 5, 8, 1. That gives us <text:span text:style-name="T76">X</text:span><text:span text:style-name="T8">1</text:span>:</text:p>
      <text:p text:style-name="P21"/>
      <text:p text:style-name="P19"><text:soft-page-break/><draw:frame draw:style-name="fr1" draw:name="Object9" text:anchor-type="as-char" svg:y="-0.443cm" svg:width="10.298cm" svg:height="0.596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7"/>
      <text:p text:style-name="P23">This equation will give us an <text:span text:style-name="T76">X</text:span> value for each observation we have in our sample. MCR will then run a simple linear regression of that particular <text:span text:style-name="T76">X</text:span> against <text:span text:style-name="T76">Y</text:span>, and assess its explanatory power through R<text:span text:style-name="T18">2</text:span>. Of course chances are that R<text:span text:style-name="T18">2</text:span> will be low, but this will be done <text:span text:style-name="T36">many</text:span> millions <text:span text:style-name="T58">of </text:span>times, and <text:span text:style-name="T28">we are hoping that</text:span> some of those R<text:span text:style-name="T18">2</text:span>’s will be <text:span text:style-name="T58">much higher</text:span>.</text:p>
      <text:p text:style-name="P22"/>
      <text:p text:style-name="P22">Moreover, the data scientist could have a closer look at the <text:span text:style-name="T76">X</text:span>’s that provided high R<text:span text:style-name="T18">2</text:span>’s and find ways to improve them further, such as adding more variables whose importance was only discovered after analysing the outliers <text:span text:style-name="T25">from those regressions</text:span>.</text:p>
      <text:p text:style-name="P22"/>
      <text:h text:style-name="P66" text:outline-level="1"><text:span text:style-name="T36">Use Case: </text:span>Understanding GDP Per Capita</text:h>
      <text:p text:style-name="P5"/>
      <text:p text:style-name="P30"><text:span text:style-name="T99">We will</text:span> now go over a use case. All the data used, along with the results found, are in the GitHub repository <text:span text:style-name="T94">mentioned</text:span> above.</text:p>
      <text:p text:style-name="P30"/>
      <text:p text:style-name="P10"><text:span text:style-name="T76">Y</text:span> will be the GDP per capita of different countries in 2014 at constant 2011 US dollars. We also have a list of variables that are candidates to help explaining <text:span text:style-name="T76">Y</text:span>. We are going to call them <text:span text:style-name="T76">Z</text:span> variables:</text:p>
      <text:p text:style-name="P7"/>
      <text:list xml:id="list442150630715229213" text:style-name="L2">
        <text:list-item>
          <text:p text:style-name="P69"><text:span text:style-name="T76">Z</text:span><text:span text:style-name="T8">1</text:span>: <text:span text:style-name="T31">Gross intake ratio in first grade of primary education as percentage of total</text:span></text:p>
        </text:list-item>
        <text:list-item>
          <text:p text:style-name="P70"><text:span text:style-name="T76">Z</text:span><text:span text:style-name="T8">2</text:span>: <text:span text:style-name="T31">Years of compulsory education</text:span></text:p>
        </text:list-item>
        <text:list-item>
          <text:p text:style-name="P70"><text:span text:style-name="T76">Z</text:span><text:span text:style-name="T8">3</text:span>: <text:span text:style-name="T31">Gross domestic savings as percentage of GDP</text:span></text:p>
        </text:list-item>
        <text:list-item>
          <text:p text:style-name="P71"><text:span text:style-name="T76">Z</text:span><text:span text:style-name="T8">4</text:span>: <text:span text:style-name="T32">Imports of goods and services as percentage of GDP</text:span></text:p>
        </text:list-item>
        <text:list-item>
          <text:p text:style-name="P71"><text:span text:style-name="T76">Z</text:span><text:span text:style-name="T8">5</text:span>: <text:span text:style-name="T32">Exports of goods and services as percentage of GDP</text:span></text:p>
        </text:list-item>
        <text:list-item>
          <text:p text:style-name="P71"><text:span text:style-name="T76">Z</text:span><text:span text:style-name="T9">6</text:span>: <text:span text:style-name="T32">Trade as percentage of GDP</text:span></text:p>
        </text:list-item>
        <text:list-item>
          <text:p text:style-name="P71"><text:span text:style-name="T76">Z</text:span><text:span text:style-name="T9">7</text:span>: <text:span text:style-name="T32">Gross capital formation as percentage of GDP</text:span></text:p>
        </text:list-item>
        <text:list-item>
          <text:p text:style-name="P71"><text:span text:style-name="T76">Z</text:span><text:span text:style-name="T9">8</text:span>: <text:span text:style-name="T32">Value added of services as percentage of GDP</text:span></text:p>
        </text:list-item>
        <text:list-item>
          <text:p text:style-name="P71"><text:span text:style-name="T76">Z</text:span><text:span text:style-name="T9">9</text:span>: <text:span text:style-name="T32">Value added of manufacturing as percentage of GDP</text:span></text:p>
        </text:list-item>
        <text:list-item>
          <text:p text:style-name="P71"><text:span text:style-name="T76">Z</text:span><text:span text:style-name="T9">10</text:span>: <text:span text:style-name="T32">Value added of industry as percentage of GDP</text:span></text:p>
        </text:list-item>
        <text:list-item>
          <text:p text:style-name="P71"><text:span text:style-name="T76">Z</text:span><text:span text:style-name="T9">11</text:span>: <text:span text:style-name="T32">Urban population as percentage of total</text:span></text:p>
        </text:list-item>
        <text:list-item>
          <text:p text:style-name="P71"><text:span text:style-name="T76">Z</text:span><text:span text:style-name="T9">12</text:span>: <text:span text:style-name="T32">Arable land as percentage of land area</text:span></text:p>
        </text:list-item>
        <text:list-item>
          <text:p text:style-name="P71"><text:span text:style-name="T76">Z</text:span><text:span text:style-name="T9">13</text:span>: <text:span text:style-name="T32">Real interest rate</text:span></text:p>
        </text:list-item>
        <text:list-item>
          <text:p text:style-name="P71"><text:span text:style-name="T76">Z</text:span><text:span text:style-name="T9">14</text:span>: <text:span text:style-name="T32">Account at a financial institution as percentage of population age 15+</text:span></text:p>
        </text:list-item>
        <text:list-item>
          <text:p text:style-name="P71"><text:span text:style-name="T76">Z</text:span><text:span text:style-name="T9">15</text:span>: <text:span text:style-name="T33">Infant mortality rate per 1000 live births</text:span></text:p>
        </text:list-item>
        <text:list-item>
          <text:p text:style-name="P71"><text:span text:style-name="T76">Z</text:span><text:span text:style-name="T9">16</text:span>: <text:span text:style-name="T33">Years of life expectancy at birth</text:span></text:p>
        </text:list-item>
      </text:list>
      <text:p text:style-name="P8"/>
      <text:p text:style-name="P30">Although we are working with real-world variables available at the World Bank’s database, <text:span text:style-name="T99">it is important to note that </text:span>no attempt was made to run the model as to actually understand the proposed question. Variables were chosen primarily on their availability to a large number of countries. Furthermore, the model was run <text:span text:style-name="T94">a very modest number of times --</text:span> twenty minutes in a Personnal Computer. The aim of this <text:span text:style-name="T58">demonstration</text:span> is s<text:span text:style-name="T94">imply</text:span> to illustrate how the model works.</text:p>
      <text:p text:style-name="P30"/>
      <text:p text:style-name="P30">Now we need to go through one importat transformation to the <text:span text:style-name="T76">Z</text:span> variables. We need to fit them in a 1<text:span text:style-name="T37">-</text:span>99 range. That is because MCR may <text:span text:style-name="T37">choose</text:span> some of them to divide <text:span text:style-name="T37">other variables, and of course dividing by zero will cause an error. So instead of using </text:span><text:span text:style-name="T83">Z</text:span><text:span text:style-name="T10">i</text:span><text:span text:style-name="T37">, we will use </text:span><text:span text:style-name="T92">zz</text:span><text:span text:style-name="T10">i</text:span><text:span text:style-name="T37">:</text:span></text:p>
      <text:p text:style-name="P30"/>
      <text:p text:style-name="P31"><draw:frame draw:style-name="fr1" draw:name="Objeto1" text:anchor-type="as-char" svg:y="-0.46cm" svg:width="4.994cm" svg:height="0.681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32"><text:soft-page-break/><text:span text:style-name="T94">Of course, t</text:span>he numbers 99 and 1 could be <text:span text:style-name="T94">almost any </text:span>two numbers. And once we find the relationship between <text:span text:style-name="T76">z</text:span><text:span text:style-name="T84">z</text:span>’s and <text:span text:style-name="T76">Y</text:span>, it is easy to find the relationship between <text:span text:style-name="T76">Z</text:span>’s and <text:span text:style-name="T76">Y</text:span>.</text:p>
      <text:p text:style-name="P8"/>
      <text:p text:style-name="P32">During the twenty minutes that the model has been run, MCR produced 571,257 <text:span text:style-name="T76">f</text:span> functions using the <text:span text:style-name="T76">Z</text:span> variables above, and <text:span text:style-name="T112">then</text:span> the same number of <text:span text:style-name="T76">X</text:span> variables.<text:span text:style-name="T39"> </text:span>Regression number 41,544 found the highest R<text:span text:style-name="T18">2</text:span><text:span text:style-name="T39">:</text:span></text:p>
      <text:p text:style-name="P28"/>
      <text:p text:style-name="P29"><draw:frame draw:style-name="fr1" draw:name="Object10" text:anchor-type="as-char" svg:y="-0.437cm" svg:width="6.218cm" svg:height="0.593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// <text:span text:style-name="T115">R</text:span><text:span text:style-name="T19">2</text:span><text:span text:style-name="T38"> = 0.7677</text:span></text:p>
      <text:p text:style-name="P28"/>
      <text:p text:style-name="P32">So when MCR ran the f-constructing routine for the 41544<text:span text:style-name="T18">th</text:span> time, it randomly picked:</text:p>
      <text:p text:style-name="P32"/>
      <text:list xml:id="list7475527939804165520" text:style-name="L3">
        <text:list-item>
          <text:p text:style-name="P72">1 <text:span text:style-name="T40">as the number of </text:span>block<text:span text:style-name="T40">s</text:span>;</text:p>
        </text:list-item>
        <text:list-item>
          <text:p text:style-name="P72">-66.96 as the multiplier for that block;</text:p>
        </text:list-item>
        <text:list-item>
          <text:p text:style-name="P72">2 as the number of variables for that block;</text:p>
        </text:list-item>
        <text:list-item>
          <text:p text:style-name="P72">0.99 and 2.04 as the power the variables should be taken to; and</text:p>
        </text:list-item>
        <text:list-item>
          <text:p text:style-name="P72"><text:span text:style-name="T49">z</text:span><text:span text:style-name="T50">z</text:span><text:span text:style-name="T8">14</text:span> and <text:span text:style-name="T85">zz</text:span><text:span text:style-name="T8">16</text:span> as the variables used.</text:p>
        </text:list-item>
      </text:list>
      <text:p text:style-name="P32"/>
      <text:p text:style-name="P33"><text:span text:style-name="T76">X</text:span><text:span text:style-name="T8">41544,i</text:span> has been reconstructed in Excel <text:span text:style-name="T95">(see proof.xlsx)</text:span>, <text:span text:style-name="T100">giving the same</text:span> R<text:span text:style-name="T18">2</text:span> as calculated in R.</text:p>
      <text:p text:style-name="P33"/>
      <text:p text:style-name="P35">Very different <text:span text:style-name="T76">f</text:span>’s have also provided high R<text:span text:style-name="T18">2</text:span>’s. <text:span text:style-name="T58">For instance, </text:span><text:span text:style-name="T76">X</text:span><text:span text:style-name="T8">238816,i</text:span> was constructed using five variables in three blocks (R<text:span text:style-name="T18">2</text:span> = 0.7582)<text:span text:style-name="T58">.</text:span> <text:span text:style-name="T58">A</text:span>nd <text:span text:style-name="T76">X</text:span><text:span text:style-name="T8">306908,i</text:span> was constructed using six variables in two blocks (R<text:span text:style-name="T18">2</text:span> = 0.7574). <text:span text:style-name="T100">This could suggest that we still have a long way to finding the highest possible </text:span>R<text:span text:style-name="T18">2</text:span><text:span text:style-name="T41">, </text:span><text:span text:style-name="T54">as presumably the </text:span><text:span text:style-name="T52">X</text:span><text:span text:style-name="T54"> equations with the top few highest R</text:span><text:span text:style-name="T20">2</text:span><text:span text:style-name="T54">’s should be very similar.</text:span></text:p>
      <text:p text:style-name="P35"/>
      <text:p text:style-name="P60"><text:span text:style-name="T104">I</text:span>nterestingly, <text:span text:style-name="T104">two</text:span> variables seem to work well together. <text:span text:style-name="T104">Z</text:span><text:span text:style-name="T14">14</text:span><text:span text:style-name="T104"> appears 14 times in the top 10 equations, 9 of which it is in the same block as Z</text:span><text:span text:style-name="T14">16</text:span><text:span text:style-name="T104">. And Z</text:span><text:span text:style-name="T14">16</text:span><text:span text:style-name="T104"> appears 11 times, 9 of which together with Z</text:span><text:span text:style-name="T14">14</text:span><text:span text:style-name="T104"> in the same block. When looking at what these variables are, Z</text:span><text:span text:style-name="T14">14</text:span><text:span text:style-name="T104"> is percentage of adults with a bank account, and Z</text:span><text:span text:style-name="T14">16</text:span><text:span text:style-name="T104"> is life expectancy.</text:span></text:p>
      <text:p text:style-name="P59"/>
      <text:p text:style-name="P61">This finding suggests that <text:span text:style-name="T106">a </text:span>high percentage of adults holding bank accounts <text:span text:style-name="T105">is</text:span> even more important <text:span text:style-name="T106">for</text:span> <text:span text:style-name="T106">raising</text:span> GDP in countries where people are able to get older. And a country can only reap the full benefits of high life expectancy if a high percentage of <text:span text:style-name="T106">its </text:span>people have bank accounts. <text:span text:style-name="T105">If either of these variables is low for a country, their product will be low, X</text:span><text:span text:style-name="T15">i</text:span><text:span text:style-name="T105"> will be low, and Y</text:span><text:span text:style-name="T15">i</text:span><text:span text:style-name="T105"> will be low. But if both of them are high, then Y</text:span><text:span text:style-name="T15">i</text:span><text:span text:style-name="T105"> will be high.</text:span></text:p>
      <text:p text:style-name="P61"/>
      <text:p text:style-name="P62">Of course more study must be done before we can make any <text:span text:style-name="T109">real-world </text:span>conclusion, but this shows that the model allows the researcher to find relationships that would not very easily be known in advance.</text:p>
      <text:p text:style-name="P62"/>
      <text:p text:style-name="P64">Another example where this might be useful is in looking for causes of a disease. Say that we are trying to find the cause for a specific type of cancer. Than according to our sample, only 0,1% of people who reported that they have been taking a specific pain killer developed that type of cancer, and that number is not significantly different from the sample as a whole.</text:p>
      <text:p text:style-name="P62"/>
      <text:p text:style-name="P64">But nearly 100% of the people who both reported taking that pain killer and <text:span text:style-name="T111">having a specific species of fish in their regular diet developed the disesase. This would likely form a block with the two variables, and would then help researchers in their work.</text:span></text:p>
      <text:p text:style-name="P34"/>
      <text:h text:style-name="P67" text:outline-level="1">Analizing the results<text:span text:style-name="T58"> with differentials</text:span></text:h>
      <text:p text:style-name="P50"/>
      <text:p text:style-name="P50"><text:soft-page-break/><text:span text:style-name="T72">After running </text:span>a linear regression, <text:span text:style-name="T72">understanding the importance of each independent variable in explaining the dependent variable </text:span>is very straightforward. For MCR, depending on how complex the chosen <text:span text:style-name="T76">X</text:span> equation is, it may be useful to make use of differentials. In this section, we will quickly go over <text:span text:style-name="T95">how each </text:span><text:span text:style-name="T86">Z</text:span><text:span text:style-name="T95"> variable impacts</text:span> U<text:span text:style-name="T95">S GDP</text:span> using the results from the use case <text:span text:style-name="T59">shown </text:span>above.</text:p>
      <text:p text:style-name="P50"/>
      <text:p text:style-name="P51">We will use <text:span text:style-name="T76">X</text:span><text:span text:style-name="T8">238816</text:span> <text:span text:style-name="T56">since</text:span> <text:span text:style-name="T95">it employs a higher number of </text:span><text:span text:style-name="T86">Z</text:span><text:span text:style-name="T95"> variables than </text:span><text:span text:style-name="T76">X</text:span><text:span text:style-name="T8">41544</text:span> <text:span text:style-name="T95">and it will therefore be a more interesting case to analyse.</text:span></text:p>
      <text:p text:style-name="P51"/>
      <text:p text:style-name="P52"><draw:frame draw:style-name="fr1" draw:name="Objeto2" text:anchor-type="as-char" svg:y="-0.443cm" svg:width="15.833cm" svg:height="0.596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51"/>
      <text:p text:style-name="P37">It may look like it is hard to draw any meaningful conclusion out of this equation <text:span text:style-name="T109">(not to mention that in real use cases</text:span>, <text:span text:style-name="T109">that equation could still be a lot more complex)</text:span> as to what variables are <text:span text:style-name="T60">most</text:span> relevant to explaining <text:span text:style-name="T76">Y</text:span>, and how their relationship<text:span text:style-name="T109">s</text:span> <text:span text:style-name="T109">are</text:span> like. But if we use differentials, we will end up with <text:span text:style-name="T60">a very simple and informative linear equation.</text:span></text:p>
      <text:p text:style-name="P37"/>
      <text:p text:style-name="P37"><text:span text:style-name="T72">T</text:span>he analysis based on differentials will be different for every observation in our sample. For this illustration, we will analyse the American economy.</text:p>
      <text:p text:style-name="P37"/>
      <text:p text:style-name="P36">We will shift each <text:span text:style-name="T76">Z</text:span> variable, one at a time, up and down one-tenth of a standard deviation.<text:span text:style-name="T60"> Then we will use the same </text:span><text:span text:style-name="T87">f</text:span><text:span text:style-name="T60"> function to calculate new </text:span><text:span text:style-name="T87">X</text:span><text:span text:style-name="T60">'s for the observation we are analysing. So when </text:span><text:span text:style-name="T87">w</text:span><text:span text:style-name="T60"> = 5:</text:span></text:p>
      <text:p text:style-name="P36"/>
      <text:p text:style-name="P40"><draw:frame draw:style-name="fr1" draw:name="Object11" text:anchor-type="as-char" svg:y="-0.377cm" svg:width="9.774cm" svg:height="0.533cm" draw:z-index="10"><draw:object xlink:href="./Object 13" xlink:type="simple" xlink:show="embed" xlink:actuate="onLoad"/><draw:image xlink:href="./ObjectReplacements/Object 13" xlink:type="simple" xlink:show="embed" xlink:actuate="onLoad"/></draw:frame><text:span text:style-name="T61">, where:</text:span></text:p>
      <text:p text:style-name="P36"/>
      <text:p text:style-name="P40"><draw:frame draw:style-name="fr1" draw:name="Object15" text:anchor-type="as-char" svg:y="-0.46cm" svg:width="5.981cm" svg:height="0.681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/>
      <text:p text:style-name="P55"><text:span text:style-name="T73">Note that in the first equation </text:span><text:span text:style-name="T88">zz</text:span><text:span text:style-name="T13">US</text:span><text:span text:style-name="T11">,5+</text:span><text:span text:style-name="T42"> is in </text:span><text:span text:style-name="T53">the </text:span><text:span text:style-name="T42">place of </text:span><text:span text:style-name="T51">zz</text:span><text:span text:style-name="T13">US</text:span><text:span text:style-name="T12">,5</text:span><text:span text:style-name="T42">.</text:span><text:span text:style-name="T73"> </text:span>The same will be done <text:span text:style-name="T74">subtracting 1/10 of a standard deviation from </text:span><text:span text:style-name="T91">Z</text:span><text:span text:style-name="T13">US</text:span><text:span text:style-name="T12">,5</text:span><text:span text:style-name="T74">. The difference between </text:span><text:span text:style-name="T89">X</text:span><text:span text:style-name="T74"> calculated with zz</text:span><text:span text:style-name="T2">US,5+</text:span><text:span text:style-name="T74"> and </text:span><text:span text:style-name="T89">X</text:span><text:span text:style-name="T74"> calculated with zz</text:span><text:span text:style-name="T2">US,5-</text:span><text:span text:style-name="T74">, we divide it by 0.2 (because we shifted 0.1 standard deviations to each side) and call it </text:span><text:span text:style-name="T65">Δ</text:span><text:span text:style-name="T69">X</text:span><text:span text:style-name="T6">US</text:span><text:span text:style-name="T69">/</text:span><text:span text:style-name="T71">(</text:span><text:span text:style-name="T65">Δ</text:span><text:span text:style-name="T69">Z</text:span><text:span text:style-name="T5">US</text:span><text:span text:style-name="T4">,5</text:span><text:span text:style-name="T47">/</text:span><text:span text:style-name="T48">SD(Z</text:span><text:span text:style-name="T6">5</text:span><text:span text:style-name="T48">)</text:span><text:span text:style-name="T46">)</text:span><text:span text:style-name="T68">.</text:span></text:p>
      <text:p text:style-name="P53"/>
      <text:p text:style-name="P53"><text:span text:style-name="T74">We do the same for </text:span>variable<text:span text:style-name="T73">s </text:span><text:span text:style-name="T88">Z</text:span><text:span text:style-name="T11">7</text:span><text:span text:style-name="T73">, </text:span><text:span text:style-name="T88">Z</text:span><text:span text:style-name="T11">8</text:span><text:span text:style-name="T73">, </text:span><text:span text:style-name="T88">Z</text:span><text:span text:style-name="T11">11</text:span><text:span text:style-name="T73"> and </text:span><text:span text:style-name="T88">Z</text:span><text:span text:style-name="T11">14</text:span>, both up and down 1/10 of a standard deviation.<text:span text:style-name="T74"> So more generally:</text:span></text:p>
      <text:p text:style-name="P54"/>
      <text:p text:style-name="P56"><draw:frame draw:style-name="fr1" draw:name="Object13" text:anchor-type="as-char" svg:y="-0.386cm" svg:width="7.308cm" svg:height="0.542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36"/>
      <text:p text:style-name="P57"><text:span text:style-name="T62">How much a change in </text:span><text:span text:style-name="T64">X</text:span><text:span text:style-name="T62"> will cause of a change in </text:span><text:span text:style-name="T64">Y</text:span><text:span text:style-name="T62"> is given by </text:span><text:span text:style-name="T64">β</text:span><text:span text:style-name="T7">1</text:span><text:span text:style-name="T62"> from the MCR equation. In our case, </text:span><text:span text:style-name="T66">Δ</text:span><text:span text:style-name="T70">Y</text:span><text:span text:style-name="T3">i</text:span><text:span text:style-name="T70">/</text:span><text:span text:style-name="T66">ΔX</text:span><text:span text:style-name="T7">i</text:span><text:span text:style-name="T63"> is -3,1</text:span><text:span text:style-name="T67">455</text:span><text:span text:style-name="T63">E-18.</text:span><text:span text:style-name="T62"> Finally, in order to understand how much each of the </text:span><text:span text:style-name="T64">Z</text:span><text:span text:style-name="T62"> variables affect </text:span><text:span text:style-name="T44">Y</text:span><text:span text:style-name="T43">, we need to multiply</text:span><text:span text:style-name="T45">:</text:span></text:p>
      <text:p text:style-name="P43"/>
      <text:p text:style-name="P42"><draw:frame draw:style-name="fr1" draw:name="Object12" text:anchor-type="as-char" svg:y="-0.386cm" svg:width="10.426cm" svg:height="0.54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113">or:</text:span></text:p>
      <text:p text:style-name="P42"/>
      <text:p text:style-name="P42"><draw:frame draw:style-name="fr1" draw:name="Object16" text:anchor-type="as-char" svg:y="-0.386cm" svg:width="9.802cm" svg:height="0.54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3"/>
      <text:p text:style-name="P44">So, for the United States, <text:span text:style-name="T100">as per the calculations presented in Excel</text:span>:</text:p>
      <text:p text:style-name="P45"/>
      <text:p text:style-name="P46"><draw:frame draw:style-name="fr1" draw:name="Object14" text:anchor-type="as-char" svg:y="-0.683cm" svg:width="15.312cm" svg:height="1.132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/>
      <text:p text:style-name="P47"><text:span text:style-name="T76">Z</text:span><text:span text:style-name="T8">14</text:span> is by far the <text:span text:style-name="T76">Z</text:span> variable that causes the <text:span text:style-name="T96">greatest</text:span> impact in <text:span text:style-name="T76">Y</text:span>, while a change in <text:span text:style-name="T76">Z</text:span><text:span text:style-name="T8">5</text:span> should have no impact at all. <text:span text:style-name="T114">Had this been a complete study, we would have found that the “easiest” way for the United States to raise its GDP even higher would be by somehow encouraging more people to open </text:span><text:soft-page-break/><text:span text:style-name="T114">bank accounts. </text:span>These numbers will certainly be different for other countries, and the relative importance of each variable <text:span text:style-name="T114">could</text:span> be different too.</text:p>
      <text:p text:style-name="P38"/>
      <text:p text:style-name="P58">This analysis should help one understand the results given by MCR. It is not yet present in the <text:span text:style-name="T101">coding found in the repository, as it requires further discussion concerning its applicability.</text:span></text:p>
      <text:p text:style-name="P58"/>
      <text:h text:style-name="P66" text:outline-level="1">Final Remarks</text:h>
      <text:p text:style-name="P39"/>
      <text:p text:style-name="P48">This model is an alternative to linear regressions. The main benefits are higher explanatory power, the possibility of using a much larger set of independent variables, and to find the relationship among them. The main drawback is the need for greater processing power and the results are <text:span text:style-name="T110">initially </text:span>presented in a more complex form.</text:p>
      <text:p text:style-name="P48"/>
      <text:p text:style-name="P78">Th<text:span text:style-name="T110">e model is currently in</text:span> <text:span text:style-name="T110">its</text:span> first draft version. A lot more needs to be discussed and further developed. Should the differencial analysis be in the model? <text:span text:style-name="T103">Or should derivatives be used instead? Should standard deviation be the unit used to imply the “stickiness” of each variable? </text:span>Are there other parameters that can be customized when determining each <text:span text:style-name="T76">f</text:span>?</text:p>
      <text:p text:style-name="P48"/>
      <text:p text:style-name="P48">How <text:span text:style-name="T110">could</text:span> the researcher use the model to further <text:span text:style-name="T110">improve</text:span> the explanatory power? Should the model after, say, 10,000 attempts average the top 10 results into a new <text:span text:style-name="T76">X</text:span> and assess its explanatory power? Or should it try <text:span text:style-name="T97">that with </text:span>every combination of two <text:span text:style-name="T102">equations </text:span>from the top 10? Os should it <text:span text:style-name="T97">take one of</text:span> the <text:span text:style-name="T97">top</text:span> <text:span text:style-name="T76">f</text:span> functions and randomly add/remove a variable <text:span text:style-name="T97">from each</text:span>? <text:span text:style-name="T97">Or add/remove 1 from the power of a randomly picked variable? How often should it try these incremental changes to the best equations at the time?</text:span></text:p>
      <text:p text:style-name="P48"/>
      <text:p text:style-name="P63">There are a lot of directions this model could expand to. Input from scholars would certainly help <text:span text:style-name="T102">make it more useful to the scientific community, and then to all the people who rely on its findings</text:span>.</text:p>
      <text:p text:style-name="P63"/>
      <text:p text:style-name="P74">So here is the model presented, open to any chan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39:58.749579387</meta:creation-date>
    <dc:date>2018-08-21T14:43:36.416776329</dc:date>
    <meta:editing-duration>PT4H2M58S</meta:editing-duration>
    <meta:editing-cycles>61</meta:editing-cycles>
    <meta:generator>LibreOffice/5.1.6.2$Linux_X86_64 LibreOffice_project/10m0$Build-2</meta:generator>
    <meta:document-statistic meta:table-count="0" meta:image-count="0" meta:object-count="18" meta:page-count="6" meta:paragraph-count="98" meta:word-count="2517" meta:character-count="13831" meta:non-whitespace-character-count="11421"/>
  </office:meta>
</office:document-meta>
</file>

<file path=Object 1/content.xml><?xml version="1.0" encoding="utf-8"?>
<math xmlns="http://www.w3.org/1998/Math/MathML" display="block">
  <semantics>
    <mrow>
      <msub>
        <mi>Y</mi>
        <mi>i</mi>
      </msub>
      <mo stretchy="false">=</mo>
      <mrow>
        <msub>
          <mi mathvariant="normal">β</mi>
          <mn>0</mn>
        </msub>
        <mo stretchy="false">+</mo>
        <mrow>
          <msub>
            <mi mathvariant="normal">β</mi>
            <mn>1</mn>
          </msub>
          <mo stretchy="false">⋅</mo>
          <msub>
            <mi>X</mi>
            <mi>i</mi>
          </msub>
        </mrow>
        <mo stretchy="false">+</mo>
        <msub>
          <mi mathvariant="normal">ε</mi>
          <mi>i</mi>
        </msub>
      </mrow>
    </mrow>
    <annotation encoding="StarMath 5.0">Y_{i} = %beta_{0} + %beta_{1} cdot X_{i} + %varepsilon_{i}</annotation>
  </semantics>
</math>
</file>

<file path=Object 10/content.xml><?xml version="1.0" encoding="utf-8"?>
<math xmlns="http://www.w3.org/1998/Math/MathML" display="block">
  <semantics>
    <mrow>
      <msub>
        <mi>X</mi>
        <mrow>
          <mn>41544,</mn>
          <mi>i</mi>
        </mrow>
      </msub>
      <mo stretchy="false">=</mo>
      <mrow>
        <mrow>
          <mo stretchy="false">−</mo>
          <mn>66.96</mn>
        </mrow>
        <mo stretchy="false">×</mo>
        <msubsup>
          <mi mathvariant="italic">zz</mi>
          <mrow>
            <mn>14,</mn>
            <mi>i</mi>
          </mrow>
          <mn>0.99</mn>
        </msubsup>
        <mo stretchy="false">×</mo>
        <msubsup>
          <mi mathvariant="italic">zz</mi>
          <mrow>
            <mn>16,</mn>
            <mi>i</mi>
          </mrow>
          <mn>2.04</mn>
        </msubsup>
      </mrow>
    </mrow>
    <annotation encoding="StarMath 5.0">X_{ 41544, i} = -66.96 times zz_{14, i}^{0.99} times zz_{ 16, i }^{ 2.04 }</annotation>
  </semantics>
</math>
</file>

<file path=Object 11/content.xml><?xml version="1.0" encoding="utf-8"?>
<math xmlns="http://www.w3.org/1998/Math/MathML">
  <semantics>
    <mrow>
      <msub>
        <mi mathvariant="italic">zz</mi>
        <mrow>
          <mi>w</mi>
          <mi>,</mi>
          <mi>i</mi>
        </mrow>
      </msub>
      <mo stretchy="false">=</mo>
      <mrow>
        <mrow>
          <mfrac>
            <mrow>
              <mrow>
                <msub>
                  <mi>Z</mi>
                  <mrow>
                    <mi>w</mi>
                    <mi>,</mi>
                    <mi>i</mi>
                  </mrow>
                </msub>
                <mo stretchy="false">−</mo>
                <mtext>MIN(</mtext>
              </mrow>
              <msub>
                <mi>Z</mi>
                <mi>w</mi>
              </msub>
              <mtext>)</mtext>
            </mrow>
            <mrow>
              <mtext>MAX(</mtext>
              <msub>
                <mi>Z</mi>
                <mi>w</mi>
              </msub>
              <mrow>
                <mtext>)</mtext>
                <mo stretchy="false">−</mo>
                <mtext>MIN(</mtext>
              </mrow>
              <msub>
                <mi>Z</mi>
                <mi>w</mi>
              </msub>
              <mtext>)</mtext>
            </mrow>
          </mfrac>
          <mo stretchy="false">×</mo>
          <mn>99</mn>
        </mrow>
        <mo stretchy="false">+</mo>
        <mn>1</mn>
      </mrow>
    </mrow>
    <annotation encoding="StarMath 5.0">zz_{w, i} = {Z_{w, i} - "MIN("Z_{w}")"} over { "MAX("Z_{w}")" - "MIN("Z_{w}")" } times 99 + 1</annotation>
  </semantics>
</math>
</file>

<file path=Object 12/content.xml><?xml version="1.0" encoding="utf-8"?>
<math xmlns="http://www.w3.org/1998/Math/MathML" display="block">
  <semantics>
    <mrow>
      <msub>
        <mi>X</mi>
        <mrow>
          <mn>238816,</mn>
          <mi>i</mi>
        </mrow>
      </msub>
      <mo stretchy="false">=</mo>
      <mrow>
        <mrow>
          <mo stretchy="false">−</mo>
          <mrow>
            <mo fence="true" stretchy="false">(</mo>
            <mrow>
              <mrow>
                <mn>96.27</mn>
                <mo stretchy="false">×</mo>
                <msubsup>
                  <mi mathvariant="italic">zz</mi>
                  <mrow>
                    <mn>14,</mn>
                    <mi>i</mi>
                  </mrow>
                  <mn>6.96</mn>
                </msubsup>
                <mo stretchy="false">×</mo>
                <msubsup>
                  <mi mathvariant="italic">zz</mi>
                  <mrow>
                    <mn>8,</mn>
                    <mi>i</mi>
                  </mrow>
                  <mn>0.79</mn>
                </msubsup>
              </mrow>
            </mrow>
            <mo fence="true" stretchy="false">)</mo>
          </mrow>
        </mrow>
        <mo stretchy="false">−</mo>
        <mrow>
          <mo fence="true" stretchy="false">(</mo>
          <mrow>
            <mrow>
              <mn>60.61</mn>
              <mo stretchy="false">×</mo>
              <msubsup>
                <mi mathvariant="italic">zz</mi>
                <mrow>
                  <mn>7,</mn>
                  <mi>i</mi>
                </mrow>
                <mn>0.85</mn>
              </msubsup>
              <mo stretchy="false">×</mo>
              <msubsup>
                <mi mathvariant="italic">zz</mi>
                <mrow>
                  <mn>11,</mn>
                  <mi>i</mi>
                </mrow>
                <mn>6.86</mn>
              </msubsup>
            </mrow>
          </mrow>
          <mo fence="true" stretchy="false">)</mo>
        </mrow>
        <mo stretchy="false">+</mo>
        <mrow>
          <mo fence="true" stretchy="false">(</mo>
          <mrow>
            <mrow>
              <mn>61.55</mn>
              <mo stretchy="false">×</mo>
              <msubsup>
                <mi mathvariant="italic">zz</mi>
                <mrow>
                  <mn>5,</mn>
                  <mi>i</mi>
                </mrow>
                <mrow>
                  <mo fence="true" stretchy="false">(</mo>
                  <mrow>
                    <mrow>
                      <mo stretchy="false">−</mo>
                      <mn>1.08</mn>
                    </mrow>
                  </mrow>
                  <mo fence="true" stretchy="false">)</mo>
                </mrow>
              </msubsup>
              <mo stretchy="false">×</mo>
              <msubsup>
                <mi mathvariant="italic">zz</mi>
                <mrow>
                  <mn>11,</mn>
                  <mi>i</mi>
                </mrow>
                <mrow>
                  <mo fence="true" stretchy="false">(</mo>
                  <mrow>
                    <mrow>
                      <mo stretchy="false">−</mo>
                      <mn>2.64</mn>
                    </mrow>
                  </mrow>
                  <mo fence="true" stretchy="false">)</mo>
                </mrow>
              </msubsup>
              <mo stretchy="false">×</mo>
              <msubsup>
                <mi mathvariant="italic">zz</mi>
                <mrow>
                  <mn>14,</mn>
                  <mi>i</mi>
                </mrow>
                <mrow>
                  <mo fence="true" stretchy="false">(</mo>
                  <mrow>
                    <mrow>
                      <mo stretchy="false">−</mo>
                      <mn>6.71</mn>
                    </mrow>
                  </mrow>
                  <mo fence="true" stretchy="false">)</mo>
                </mrow>
              </msubsup>
            </mrow>
          </mrow>
          <mo fence="true" stretchy="false">)</mo>
        </mrow>
      </mrow>
    </mrow>
    <annotation encoding="StarMath 5.0">X_{238816,i} = -( 96.27 times zz_{14,i}^6.96 times zz_{8,i}^0.79 ) - ( 60.61 times zz_{7,i}^0.85 times zz_{11,i}^6.86 ) + ( 61.55 times zz_{5,i}^(-1.08) times zz_{11,i}^(-2.64) times zz_{14,i}^(-6.71) )</annotation>
  </semantics>
</math>
</file>

<file path=Object 13/content.xml><?xml version="1.0" encoding="utf-8"?>
<math xmlns="http://www.w3.org/1998/Math/MathML" display="block">
  <semantics>
    <mrow>
      <mrow>
        <msub>
          <mi>X</mi>
          <mrow>
            <mn>238816</mn>
            <mi>,</mi>
            <mi mathvariant="italic">US</mi>
            <mi>,</mi>
            <mi>Z</mi>
            <mn>5</mn>
            <mtext>+</mtext>
          </mrow>
        </msub>
        <mo stretchy="false">=</mo>
        <msub>
          <mi>f</mi>
          <mn>238816</mn>
        </msub>
      </mrow>
      <mrow>
        <mo fence="true" stretchy="false">(</mo>
        <mrow>
          <mrow>
            <msub>
              <mi mathvariant="italic">zz</mi>
              <mrow>
                <mi mathvariant="italic">US</mi>
                <mn>,5</mn>
                <mtext>+</mtext>
              </mrow>
            </msub>
            <mi>,</mi>
            <msub>
              <mi mathvariant="italic">zz</mi>
              <mrow>
                <mi mathvariant="italic">US</mi>
                <mn>,7</mn>
              </mrow>
            </msub>
            <mi>,</mi>
            <msub>
              <mi mathvariant="italic">zz</mi>
              <mrow>
                <mi mathvariant="italic">US</mi>
                <mn>,8</mn>
              </mrow>
            </msub>
            <mi>,</mi>
            <msub>
              <mi mathvariant="italic">zz</mi>
              <mrow>
                <mi mathvariant="italic">US</mi>
                <mn>,11</mn>
              </mrow>
            </msub>
            <mi>,</mi>
            <msub>
              <mi mathvariant="italic">zz</mi>
              <mrow>
                <mi mathvariant="italic">US</mi>
                <mn>,14</mn>
              </mrow>
            </msub>
          </mrow>
        </mrow>
        <mo fence="true" stretchy="false">)</mo>
      </mrow>
    </mrow>
    <annotation encoding="StarMath 5.0">X_{238816,US,Z5"+"} = f_{238816} ( zz_{US,5"+"}, zz_{US,7}, zz_{US,8}, zz_{US,11}, zz_{US,14} )</annotation>
  </semantics>
</math>
</file>

<file path=Object 14/content.xml><?xml version="1.0" encoding="utf-8"?>
<math xmlns="http://www.w3.org/1998/Math/MathML" display="block">
  <semantics>
    <mrow>
      <mi mathvariant="normal">Δ</mi>
      <mrow>
        <mrow>
          <msub>
            <mi>Y</mi>
            <mi>i</mi>
          </msub>
          <mo stretchy="false">/</mo>
          <mrow>
            <mo fence="true" stretchy="false">(</mo>
            <mrow>
              <mrow>
                <mi mathvariant="normal">Δ</mi>
                <mrow>
                  <msub>
                    <mi>Z</mi>
                    <mrow>
                      <mi>i</mi>
                      <mi>,</mi>
                      <mi>w</mi>
                    </mrow>
                  </msub>
                  <mo stretchy="false">/</mo>
                  <msub>
                    <mtext>SD(Z</mtext>
                    <mi>w</mi>
                  </msub>
                </mrow>
                <mtext>)</mtext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 mathvariant="normal">Δ</mi>
              <mrow>
                <msub>
                  <mi>Y</mi>
                  <mi>i</mi>
                </msub>
                <mo stretchy="false">/</mo>
                <mi mathvariant="normal">Δ</mi>
              </mrow>
              <msub>
                <mi>X</mi>
                <mi>i</mi>
              </msub>
            </mrow>
          </mrow>
          <mo fence="true" stretchy="false">)</mo>
        </mrow>
      </mrow>
      <mi>x</mi>
      <mrow>
        <mo fence="true" stretchy="false">(</mo>
        <mrow>
          <mrow>
            <mi mathvariant="normal">Δ</mi>
            <mrow>
              <msub>
                <mi>X</mi>
                <mi>i</mi>
              </msub>
              <mo stretchy="false">/</mo>
              <mrow>
                <mo fence="true" stretchy="false">(</mo>
                <mrow>
                  <mrow>
                    <mi mathvariant="normal">Δ</mi>
                    <mrow>
                      <msub>
                        <mi>Z</mi>
                        <mrow>
                          <mi>i</mi>
                          <mi>,</mi>
                          <mi>w</mi>
                        </mrow>
                      </msub>
                      <mo stretchy="false">/</mo>
                      <msub>
                        <mtext>SD(Z</mtext>
                        <mi>w</mi>
                      </msub>
                    </mrow>
                    <mtext>)</mtex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Y_{i} / (%DELTA Z_{i,w}/"SD(Z"_{w}")") = ( %DELTA Y_{i} / %DELTA X_{i} ) x (%DELTA X_{i} / (%DELTA Z_{i,w}/"SD(Z"_{w}")"))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sub>
            <mi>X</mi>
            <mi>i</mi>
          </msub>
          <mo stretchy="false">/</mo>
          <mrow>
            <mo fence="true" stretchy="false">(</mo>
            <mrow>
              <mrow>
                <mi mathvariant="normal">Δ</mi>
                <mrow>
                  <msub>
                    <mi>Z</mi>
                    <mrow>
                      <mi>i</mi>
                      <mi>,</mi>
                      <mi>w</mi>
                    </mrow>
                  </msub>
                  <mo stretchy="false">/</mo>
                  <msub>
                    <mtext>SD(Z</mtext>
                    <mi>w</mi>
                  </msub>
                </mrow>
                <mtext>)</mtext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sub>
                  <mi>X</mi>
                  <mrow>
                    <mi>i</mi>
                    <mi>,</mi>
                    <mi>w</mi>
                    <mtext>+</mtext>
                  </mrow>
                </msub>
                <mo stretchy="false">−</mo>
                <msub>
                  <mi>X</mi>
                  <mrow>
                    <mi>i</mi>
                    <mi>,</mi>
                    <mi>w</mi>
                    <mtext>-</mtext>
                  </mrow>
                </msub>
              </mrow>
            </mrow>
            <mo fence="true" stretchy="false">)</mo>
          </mrow>
          <mo stretchy="false">/</mo>
          <mn>0.2</mn>
        </mrow>
      </mrow>
    </mrow>
    <annotation encoding="StarMath 5.0">%DELTA X_{i} / (%DELTA Z_{i,w}/"SD(Z"_{w}")") = (X_{ i,w"+" } - X_{ i,w"-" }) / 0.2</annotation>
  </semantics>
</math>
</file>

<file path=Object 16/content.xml><?xml version="1.0" encoding="utf-8"?>
<math xmlns="http://www.w3.org/1998/Math/MathML" display="block">
  <semantics>
    <mrow>
      <mi mathvariant="normal">Δ</mi>
      <mrow>
        <mi>Y</mi>
        <mo stretchy="false">/</mo>
        <mi mathvariant="normal">Δ</mi>
      </mrow>
      <mrow>
        <mi>Z</mi>
        <mo stretchy="false">≈</mo>
        <mn>1.4915</mn>
      </mrow>
      <mrow>
        <mfrac>
          <mrow>
            <mi mathvariant="normal">Δ</mi>
            <msub>
              <mi>Z</mi>
              <mn>14</mn>
            </msub>
          </mrow>
          <mrow>
            <mtext>SD</mtext>
            <mrow>
              <mo fence="true" stretchy="false">(</mo>
              <mrow>
                <msub>
                  <mi>Z</mi>
                  <mn>14</mn>
                </msub>
              </mrow>
              <mo fence="true" stretchy="false">)</mo>
            </mrow>
          </mrow>
        </mfrac>
        <mo stretchy="false">+</mo>
        <mn>0.1347</mn>
      </mrow>
      <mrow>
        <mfrac>
          <mrow>
            <mi mathvariant="normal">Δ</mi>
            <msub>
              <mi>Z</mi>
              <mn>8</mn>
            </msub>
          </mrow>
          <mrow>
            <mtext>SD</mtext>
            <mrow>
              <mo fence="true" stretchy="false">(</mo>
              <mrow>
                <msub>
                  <mi>Z</mi>
                  <mn>8</mn>
                </msub>
              </mrow>
              <mo fence="true" stretchy="false">)</mo>
            </mrow>
          </mrow>
        </mfrac>
        <mo stretchy="false">+</mo>
        <mn>0.0951</mn>
      </mrow>
      <mrow>
        <mfrac>
          <mrow>
            <mi mathvariant="normal">Δ</mi>
            <msub>
              <mi>Z</mi>
              <mn>11</mn>
            </msub>
          </mrow>
          <mrow>
            <mtext>SD</mtext>
            <mrow>
              <mo fence="true" stretchy="false">(</mo>
              <mrow>
                <msub>
                  <mi>Z</mi>
                  <mn>11</mn>
                </msub>
              </mrow>
              <mo fence="true" stretchy="false">)</mo>
            </mrow>
          </mrow>
        </mfrac>
        <mo stretchy="false">+</mo>
        <mn>0.0311</mn>
      </mrow>
      <mrow>
        <mfrac>
          <mrow>
            <mi mathvariant="normal">Δ</mi>
            <msub>
              <mi>Z</mi>
              <mn>7</mn>
            </msub>
          </mrow>
          <mrow>
            <mtext>SD</mtext>
            <mrow>
              <mo fence="true" stretchy="false">(</mo>
              <mrow>
                <msub>
                  <mi>Z</mi>
                  <mn>7</mn>
                </msub>
              </mrow>
              <mo fence="true" stretchy="false">)</mo>
            </mrow>
          </mrow>
        </mfrac>
        <mo stretchy="false">+</mo>
        <mn>0</mn>
      </mrow>
      <mfrac>
        <mrow>
          <mi mathvariant="normal">Δ</mi>
          <msub>
            <mi>Z</mi>
            <mn>5</mn>
          </msub>
        </mrow>
        <mrow>
          <mtext>SD</mtext>
          <mrow>
            <mo fence="true" stretchy="false">(</mo>
            <mrow>
              <msub>
                <mi>Z</mi>
                <mn>5</mn>
              </msub>
            </mrow>
            <mo fence="true" stretchy="false">)</mo>
          </mrow>
        </mrow>
      </mfrac>
    </mrow>
    <annotation encoding="StarMath 5.0">%DELTA Y / %DELTA Z approx 1.4915 { %DELTA Z_{ 14 } } over { "SD"( Z_{14} ) } + 0.1347 { %DELTA Z_{ 8 } } over { "SD"( Z_{8} ) } + 0.0951 { %DELTA Z_{ 11 } } over { "SD"( Z_{11} ) } + 0.0311 { %DELTA Z_{ 7 } } over { "SD"( Z_{7} ) } + 0 { %DELTA Z_{ 5 } } over { "SD"( Z_{5} ) }</annotation>
  </semantics>
</math>
</file>

<file path=Object 17/content.xml><?xml version="1.0" encoding="utf-8"?>
<math xmlns="http://www.w3.org/1998/Math/MathML">
  <semantics>
    <mrow>
      <msub>
        <mi mathvariant="italic">zz</mi>
        <mrow>
          <mi mathvariant="italic">US</mi>
          <mi>,</mi>
          <mtext>5+</mtext>
        </mrow>
      </msub>
      <mo stretchy="false">=</mo>
      <mrow>
        <mrow>
          <mfrac>
            <mrow>
              <mrow>
                <msub>
                  <mi>Z</mi>
                  <mrow>
                    <mi mathvariant="italic">US</mi>
                    <mi>,</mi>
                    <mn>5</mn>
                  </mrow>
                </msub>
                <mo stretchy="false">+</mo>
                <mi mathvariant="italic">SD</mi>
              </mrow>
              <mrow>
                <mrow>
                  <mrow>
                    <mo fence="true" stretchy="false">(</mo>
                    <mrow>
                      <msub>
                        <mi>Z</mi>
                        <mn>5</mn>
                      </msub>
                    </mrow>
                    <mo fence="true" stretchy="false">)</mo>
                  </mrow>
                  <mo stretchy="false">/</mo>
                  <mn>10</mn>
                </mrow>
                <mo stretchy="false">−</mo>
                <mtext>MIN(</mtext>
              </mrow>
              <msub>
                <mi>Z</mi>
                <mn>5</mn>
              </msub>
              <mtext>)</mtext>
            </mrow>
            <mrow>
              <mtext>MAX(</mtext>
              <msub>
                <mi>Z</mi>
                <mn>5</mn>
              </msub>
              <mrow>
                <mtext>)</mtext>
                <mo stretchy="false">−</mo>
                <mtext>MIN(</mtext>
              </mrow>
              <msub>
                <mi>Z</mi>
                <mn>5</mn>
              </msub>
              <mtext>)</mtext>
            </mrow>
          </mfrac>
          <mo stretchy="false">×</mo>
          <mn>99</mn>
        </mrow>
        <mo stretchy="false">+</mo>
        <mn>1</mn>
      </mrow>
    </mrow>
    <annotation encoding="StarMath 5.0">zz_{US, "5+"} = {Z_{US, 5} + SD(Z_{5})/10 - "MIN("Z_{5}")"} over { "MAX("Z_{5}")" - "MIN("Z_{5}")" } times 99 + 1</annotation>
  </semantics>
</math>
</file>

<file path=Object 18/content.xml><?xml version="1.0" encoding="utf-8"?>
<math xmlns="http://www.w3.org/1998/Math/MathML" display="block">
  <semantics>
    <mrow>
      <mi mathvariant="normal">Δ</mi>
      <mrow>
        <mrow>
          <msub>
            <mi>Y</mi>
            <mi>i</mi>
          </msub>
          <mo stretchy="false">/</mo>
          <mrow>
            <mo fence="true" stretchy="false">(</mo>
            <mrow>
              <mrow>
                <mi mathvariant="normal">Δ</mi>
                <mrow>
                  <msub>
                    <mi>Z</mi>
                    <mrow>
                      <mi>i</mi>
                      <mi>,</mi>
                      <mi>w</mi>
                    </mrow>
                  </msub>
                  <mo stretchy="false">/</mo>
                  <msub>
                    <mtext>SD(Z</mtext>
                    <mi>w</mi>
                  </msub>
                </mrow>
                <mtext>)</mtext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 mathvariant="normal">Δ</mi>
              <mrow>
                <msub>
                  <mi>Y</mi>
                  <mi>i</mi>
                </msub>
                <mo stretchy="false">/</mo>
                <mi mathvariant="normal">Δ</mi>
              </mrow>
              <msub>
                <mi>X</mi>
                <mi>i</mi>
              </msub>
            </mrow>
          </mrow>
          <mo fence="true" stretchy="false">)</mo>
        </mrow>
      </mrow>
      <mi>x</mi>
      <mrow>
        <mo fence="true" stretchy="false">(</mo>
        <mrow>
          <mrow>
            <mrow>
              <mo fence="true" stretchy="false">(</mo>
              <mrow>
                <mrow>
                  <msub>
                    <mi>X</mi>
                    <mrow>
                      <mi>i</mi>
                      <mi>,</mi>
                      <mi>w</mi>
                      <mtext>+</mtext>
                    </mrow>
                  </msub>
                  <mo stretchy="false">−</mo>
                  <msub>
                    <mi>X</mi>
                    <mrow>
                      <mi>i</mi>
                      <mi>,</mi>
                      <mi>w</mi>
                      <mtext>-</mtext>
                    </mrow>
                  </msub>
                </mrow>
              </mrow>
              <mo fence="true" stretchy="false">)</mo>
            </mrow>
            <mo stretchy="false">/</mo>
            <mn>0.2</mn>
          </mrow>
        </mrow>
        <mo fence="true" stretchy="false">)</mo>
      </mrow>
    </mrow>
    <annotation encoding="StarMath 5.0">%DELTA Y_{i} / (%DELTA Z_{i,w}/"SD(Z"_{w}")") = ( %DELTA Y_{i} / %DELTA X_{i} ) x ((X_{ i,w"+" } - X_{ i,w"-" }) / 0.2)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=</mo>
        <mi>f</mi>
      </mrow>
      <mrow>
        <mo fence="true" stretchy="false">(</mo>
        <mrow>
          <mrow>
            <msub>
              <mi>Z</mi>
              <mrow>
                <mn>1,</mn>
                <mi>i</mi>
              </mrow>
            </msub>
            <mi>,</mi>
            <msub>
              <mi>Z</mi>
              <mrow>
                <mn>2,</mn>
                <mi>i</mi>
              </mrow>
            </msub>
            <mi>,</mi>
            <msub>
              <mi>Z</mi>
              <mrow>
                <mn>3,</mn>
                <mi>i</mi>
              </mrow>
            </msub>
            <mi>,</mi>
            <mn>...</mn>
            <msub>
              <mi>Z</mi>
              <mrow>
                <mi>n</mi>
                <mi>,</mi>
                <mi>i</mi>
              </mrow>
            </msub>
          </mrow>
        </mrow>
        <mo fence="true" stretchy="false">)</mo>
      </mrow>
    </mrow>
    <annotation encoding="StarMath 5.0">X_{i} = f(Z_{1,i}, Z_{2,i}, Z_{3,i}, ... Z_{n,i}) </annotation>
  </semantics>
</math>
</file>

<file path=Object 3/content.xml><?xml version="1.0" encoding="utf-8"?>
<math xmlns="http://www.w3.org/1998/Math/MathML" display="block">
  <semantics>
    <mrow>
      <msub>
        <mi>Y</mi>
        <mi>i</mi>
      </msub>
      <mo stretchy="false">=</mo>
      <mrow>
        <msub>
          <mi mathvariant="normal">β</mi>
          <mn>0</mn>
        </msub>
        <mo stretchy="false">+</mo>
        <mrow>
          <msub>
            <mi mathvariant="normal">β</mi>
            <mn>1</mn>
          </msub>
          <mo stretchy="false">⋅</mo>
          <msub>
            <mi>X</mi>
            <mrow>
              <mi>j</mi>
              <mi>,</mi>
              <mi>i</mi>
            </mrow>
          </msub>
        </mrow>
        <mo stretchy="false">+</mo>
        <msub>
          <mi mathvariant="normal">ε</mi>
          <mi>i</mi>
        </msub>
      </mrow>
    </mrow>
    <annotation encoding="StarMath 5.0">Y_{ i} = %beta_{ 0} + %beta_{ 1 } cdot X_{ j,i } + %varepsilon_{ i }</annotation>
  </semantics>
</math>
</file>

<file path=Object 4/content.xml><?xml version="1.0" encoding="utf-8"?>
<math xmlns="http://www.w3.org/1998/Math/MathML" display="block">
  <semantics>
    <mrow>
      <mrow>
        <msub>
          <mi>X</mi>
          <mrow>
            <mi>j</mi>
            <mi>,</mi>
            <mi>i</mi>
          </mrow>
        </msub>
        <mo stretchy="false">=</mo>
        <msub>
          <mi>f</mi>
          <mi>j</mi>
        </msub>
      </mrow>
      <mrow>
        <mo fence="true" stretchy="false">(</mo>
        <mrow>
          <mrow>
            <msub>
              <mi>Z</mi>
              <mrow>
                <mn>1,</mn>
                <mi>i</mi>
              </mrow>
            </msub>
            <mi>,</mi>
            <msub>
              <mi>Z</mi>
              <mrow>
                <mn>2,</mn>
                <mi>i</mi>
              </mrow>
            </msub>
            <mi>,</mi>
            <msub>
              <mi>Z</mi>
              <mrow>
                <mn>3,</mn>
                <mi>i</mi>
              </mrow>
            </msub>
            <mi>,</mi>
            <mn>...</mn>
            <msub>
              <mi>Z</mi>
              <mrow>
                <mi>n</mi>
                <mi>,</mi>
                <mi>i</mi>
              </mrow>
            </msub>
          </mrow>
        </mrow>
        <mo fence="true" stretchy="false">)</mo>
      </mrow>
    </mrow>
    <annotation encoding="StarMath 5.0">X_{ j,i} = f_{ j }( Z_{1,i}, Z_{2,i},Z_{3,i}, ... Z_{n,i})</annotation>
  </semantics>
</math>
</file>

<file path=Object 5/content.xml><?xml version="1.0" encoding="utf-8"?>
<math xmlns="http://www.w3.org/1998/Math/MathML" display="block">
  <semantics>
    <mrow>
      <msub>
        <mi>X</mi>
        <mrow>
          <mn>1,</mn>
          <mi>i</mi>
        </mrow>
      </msub>
      <mo stretchy="false">=</mo>
      <mrow>
        <msub>
          <mi mathvariant="italic">block</mi>
          <mn>1</mn>
        </msub>
        <mo stretchy="false">+</mo>
        <msub>
          <mi mathvariant="italic">block</mi>
          <mn>2</mn>
        </msub>
        <mo stretchy="false">+</mo>
        <msub>
          <mi mathvariant="italic">block</mi>
          <mn>3</mn>
        </msub>
      </mrow>
    </mrow>
    <annotation encoding="StarMath 5.0">X_{ 1,i} = block_{ 1} + block_{ 2} + block_{ 3}</annotation>
  </semantics>
</math>
</file>

<file path=Object 6/content.xml><?xml version="1.0" encoding="utf-8"?>
<math xmlns="http://www.w3.org/1998/Math/MathML" display="block">
  <semantics>
    <mrow>
      <mrow>
        <msub>
          <mi>X</mi>
          <mrow>
            <mn>1,</mn>
            <mi>i</mi>
          </mrow>
        </msub>
        <mo stretchy="false">=</mo>
        <mn>4</mn>
      </mrow>
      <mrow>
        <msub>
          <mi mathvariant="italic">block</mi>
          <mn>1</mn>
        </msub>
        <mo stretchy="false">−</mo>
        <mn>7</mn>
      </mrow>
      <mrow>
        <msub>
          <mi mathvariant="italic">block</mi>
          <mn>2</mn>
        </msub>
        <mo stretchy="false">+</mo>
        <mn>2</mn>
      </mrow>
      <msub>
        <mi mathvariant="italic">block</mi>
        <mn>3</mn>
      </msub>
    </mrow>
    <annotation encoding="StarMath 5.0">X_{ 1,i } = 4block_{ 1 } - 7block_{ 2 } + 2block_{ 3 }</annotation>
  </semantics>
</math>
</file>

<file path=Object 7/content.xml><?xml version="1.0" encoding="utf-8"?>
<math xmlns="http://www.w3.org/1998/Math/MathML" display="block">
  <semantics>
    <mrow>
      <msub>
        <mi>X</mi>
        <mrow>
          <mn>1,</mn>
          <mi>i</mi>
        </mrow>
      </msub>
      <mo stretchy="false">=</mo>
      <mrow>
        <mrow>
          <mn>4</mn>
          <mo stretchy="false">⋅</mo>
          <msub>
            <mi>Z</mi>
            <mrow>
              <mi>w</mi>
              <mi>,</mi>
              <mi>i</mi>
            </mrow>
          </msub>
          <mo stretchy="false">⋅</mo>
          <msub>
            <mi>Z</mi>
            <mrow>
              <mi>w</mi>
              <mi>,</mi>
              <mi>i</mi>
            </mrow>
          </msub>
          <mo stretchy="false">⋅</mo>
          <msub>
            <mi>Z</mi>
            <mrow>
              <mi>w</mi>
              <mi>,</mi>
              <mi>i</mi>
            </mrow>
          </msub>
          <mo stretchy="false">⋅</mo>
          <msub>
            <mi>Z</mi>
            <mrow>
              <mi>w</mi>
              <mi>,</mi>
              <mi>i</mi>
            </mrow>
          </msub>
        </mrow>
        <mo stretchy="false">−</mo>
        <mrow>
          <mn>7</mn>
          <mo stretchy="false">⋅</mo>
          <msub>
            <mi>Z</mi>
            <mrow>
              <mi>w</mi>
              <mi>,</mi>
              <mi>i</mi>
            </mrow>
          </msub>
        </mrow>
        <mo stretchy="false">+</mo>
        <mrow>
          <mn>2</mn>
          <mo stretchy="false">⋅</mo>
          <msub>
            <mi>Z</mi>
            <mrow>
              <mi>w</mi>
              <mi>,</mi>
              <mi>i</mi>
            </mrow>
          </msub>
          <mo stretchy="false">⋅</mo>
          <msub>
            <mi>Z</mi>
            <mrow>
              <mi>w</mi>
              <mi>,</mi>
              <mi>i</mi>
            </mrow>
          </msub>
        </mrow>
      </mrow>
    </mrow>
    <annotation encoding="StarMath 5.0">X_{ 1,i } = 4 cdot Z_{ w,i } cdot Z_{ w,i } cdot Z_{ w,i } cdot Z_{ w,i } - 7 cdot Z_{ w,i } + 2 cdot Z_{ w,i } cdot Z_{ w,i }</annotation>
  </semantics>
</math>
</file>

<file path=Object 8/content.xml><?xml version="1.0" encoding="utf-8"?>
<math xmlns="http://www.w3.org/1998/Math/MathML" display="block">
  <semantics>
    <mrow>
      <msub>
        <mi>X</mi>
        <mrow>
          <mn>1,</mn>
          <mi>i</mi>
        </mrow>
      </msub>
      <mo stretchy="false">=</mo>
      <mrow>
        <mrow>
          <mn>4</mn>
          <mo stretchy="false">⋅</mo>
          <msubsup>
            <mi>Z</mi>
            <mrow>
              <mi>w</mi>
              <mi>,</mi>
              <mi>i</mi>
            </mrow>
            <mn>2</mn>
          </msubsup>
          <mo stretchy="false">⋅</mo>
          <msubsup>
            <mi>Z</mi>
            <mrow>
              <mi>w</mi>
              <mi>,</mi>
              <mi>i</mi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subsup>
          <mo stretchy="false">⋅</mo>
          <msubsup>
            <mi>Z</mi>
            <mrow>
              <mi>w</mi>
              <mi>,</mi>
              <mi>i</mi>
            </mrow>
            <mn>4</mn>
          </msubsup>
          <mo stretchy="false">⋅</mo>
          <msubsup>
            <mi>Z</mi>
            <mrow>
              <mi>w</mi>
              <mi>,</mi>
              <mi>i</mi>
            </mrow>
            <mn>3</mn>
          </msubsup>
        </mrow>
        <mo stretchy="false">−</mo>
        <mrow>
          <mn>7</mn>
          <mo stretchy="false">⋅</mo>
          <msubsup>
            <mi>Z</mi>
            <mrow>
              <mi>w</mi>
              <mi>,</mi>
              <mi>i</mi>
            </mrow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</msubsup>
        </mrow>
        <mo stretchy="false">+</mo>
        <mrow>
          <mn>2</mn>
          <mo stretchy="false">⋅</mo>
          <msubsup>
            <mi>Z</mi>
            <mrow>
              <mi>w</mi>
              <mi>,</mi>
              <mi>i</mi>
            </mrow>
            <mn>1</mn>
          </msubsup>
          <mo stretchy="false">⋅</mo>
          <msubsup>
            <mi>Z</mi>
            <mrow>
              <mi>w</mi>
              <mi>,</mi>
              <mi>i</mi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subsup>
        </mrow>
      </mrow>
    </mrow>
    <annotation encoding="StarMath 5.0">X_{ 1,i } = 4 cdot Z^2_{ w,i } cdot Z^(-1)_{ w,i } cdot Z^4_{ w,i } cdot Z^3_{ w,i } - 7 cdot Z^(-5)_{ w,i } + 2 cdot Z^1_{ w,i } cdot Z^(-2)_{ w,i }</annotation>
  </semantics>
</math>
</file>

<file path=Object 9/content.xml><?xml version="1.0" encoding="utf-8"?>
<math xmlns="http://www.w3.org/1998/Math/MathML" display="block">
  <semantics>
    <mrow>
      <msub>
        <mi>X</mi>
        <mrow>
          <mn>1,</mn>
          <mi>i</mi>
        </mrow>
      </msub>
      <mo stretchy="false">=</mo>
      <mrow>
        <mrow>
          <mn>4</mn>
          <mo stretchy="false">⋅</mo>
          <msubsup>
            <mi>Z</mi>
            <mrow>
              <mn>3,</mn>
              <mi>i</mi>
            </mrow>
            <mn>2</mn>
          </msubsup>
          <mo stretchy="false">⋅</mo>
          <msubsup>
            <mi>Z</mi>
            <mrow>
              <mn>5,</mn>
              <mi>i</mi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subsup>
          <mo stretchy="false">⋅</mo>
          <msubsup>
            <mi>Z</mi>
            <mrow>
              <mn>8,</mn>
              <mi>i</mi>
            </mrow>
            <mn>4</mn>
          </msubsup>
          <mo stretchy="false">⋅</mo>
          <msubsup>
            <mi>Z</mi>
            <mrow>
              <mn>2,</mn>
              <mi>i</mi>
            </mrow>
            <mn>3</mn>
          </msubsup>
        </mrow>
        <mo stretchy="false">−</mo>
        <mrow>
          <mn>7</mn>
          <mo stretchy="false">⋅</mo>
          <msubsup>
            <mi>Z</mi>
            <mrow>
              <mn>5,</mn>
              <mi>i</mi>
            </mrow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</msubsup>
        </mrow>
        <mo stretchy="false">+</mo>
        <mrow>
          <mn>2</mn>
          <mo stretchy="false">⋅</mo>
          <msubsup>
            <mi>Z</mi>
            <mrow>
              <mn>8,</mn>
              <mi>i</mi>
            </mrow>
            <mn>1</mn>
          </msubsup>
          <mo stretchy="false">⋅</mo>
          <msubsup>
            <mi>Z</mi>
            <mrow>
              <mn>1,</mn>
              <mi>i</mi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subsup>
        </mrow>
      </mrow>
    </mrow>
    <annotation encoding="StarMath 5.0">X_{ 1,i } = 4 cdot Z^2_{ 3,i } cdot Z^(-1)_{ 5,i } cdot Z^4_{ 8,i } cdot Z^3_{ 2,i } - 7 cdot Z^(-5)_{ 5,i } + 2 cdot Z^1_{ 8,i } cdot Z^(-2)_{ 1,i }</annotation>
  </semantics>
</math>
</file>